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paragraph-properties fo:text-align="justify" style:justify-single-word="false" fo:padding="0cm" fo:border="none" style:shadow="none" style:join-border="false"/>
    </style:style>
    <style:style style:name="P15" style:family="paragraph" style:parent-style-name="Text_20_body">
      <style:paragraph-properties fo:text-align="justify" style:justify-single-word="false" fo:padding="0cm" fo:border="none" style:shadow="none" style:join-border="false"/>
      <style:text-properties fo:background-color="#ffff00"/>
    </style:style>
    <style:style style:name="P16" style:family="paragraph" style:parent-style-name="Text_20_body">
      <style:paragraph-properties fo:text-align="center" style:justify-single-word="false" fo:padding="0cm" fo:border="none" style:shadow="none" style:join-border="false"/>
    </style:style>
    <style:style style:name="P17"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8"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cm" fo:border="none" style:shadow="none" style:join-border="false"/>
      <style:text-properties fo:color="#0000ff"/>
    </style:style>
    <style:style style:name="P24" style:family="paragraph" style:parent-style-name="Text_20_body">
      <style:paragraph-properties fo:text-align="justify" style:justify-single-word="false" fo:padding="0cm" fo:border="none" style:shadow="none" style:join-border="false"/>
      <style:text-properties fo:background-color="transparent"/>
    </style:style>
    <style:style style:name="P25" style:family="paragraph" style:parent-style-name="Text_20_body">
      <style:paragraph-properties fo:text-align="center" style:justify-single-word="false" fo:padding="0cm" fo:border="none" style:shadow="none" style:join-border="false"/>
      <style:text-properties fo:background-color="transparent"/>
    </style:style>
    <style:style style:name="P2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1"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2" style:family="paragraph" style:parent-style-name="Text_20_body">
      <style:paragraph-properties fo:text-align="justify" style:justify-single-word="false" fo:padding="0cm" fo:border="none" style:shadow="none" style:join-border="false"/>
      <style:text-properties fo:language="ru" fo:country="RU" officeooo:paragraph-rsid="000ac609" fo:background-color="transparent"/>
    </style:style>
    <style:style style:name="P33"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34"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35"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3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0ca1c9" fo:background-color="transparent"/>
    </style:style>
    <style:style style:name="P37"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38"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39"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40"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41"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42"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43"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44"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45"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46"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47"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48"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4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50"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51"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52"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53"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54"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65" style:family="paragraph" style:parent-style-name="Text_20_body">
      <style:paragraph-properties fo:text-align="justify" style:justify-single-word="false" fo:padding="0cm" fo:border="none" style:shadow="none" style:join-border="false"/>
      <style:text-properties fo:background-color="#00ccff"/>
    </style:style>
    <style:style style:name="P66" style:family="paragraph" style:parent-style-name="Text_20_body">
      <style:paragraph-properties fo:text-align="justify" style:justify-single-word="false" fo:padding="0cm" fo:border="none" style:shadow="none" style:join-border="false"/>
      <style:text-properties fo:background-color="#ffffff"/>
    </style:style>
    <style:style style:name="P67"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69"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7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563a94"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572218"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adcc8"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81" style:family="paragraph" style:parent-style-name="Text_20_body">
      <style:paragraph-properties fo:text-align="justify" style:justify-single-word="false" fo:padding="0cm" fo:border="none" style:shadow="none" style:join-border="false"/>
      <style:text-properties officeooo:paragraph-rsid="005adcc8"/>
    </style:style>
    <style:style style:name="P82" style:family="paragraph" style:parent-style-name="Text_20_body">
      <style:paragraph-properties fo:text-align="justify" style:justify-single-word="false" fo:padding="0cm" fo:border="none" style:shadow="none" style:join-border="false"/>
      <style:text-properties officeooo:rsid="005f8735" officeooo:paragraph-rsid="005f8735"/>
    </style:style>
    <style:style style:name="P83" style:family="paragraph" style:parent-style-name="Text_20_body">
      <style:paragraph-properties fo:text-align="justify" style:justify-single-word="false" fo:padding="0cm" fo:border="none" style:shadow="none" style:join-border="false"/>
      <style:text-properties officeooo:rsid="0060b5af" officeooo:paragraph-rsid="0060b5af"/>
    </style:style>
    <style:style style:name="P84" style:family="paragraph" style:parent-style-name="Heading_20_1">
      <style:paragraph-properties fo:text-align="center" style:justify-single-word="false"/>
    </style:style>
    <style:style style:name="P85"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86" style:family="paragraph" style:parent-style-name="Heading_20_2">
      <style:paragraph-properties fo:text-align="center" style:justify-single-word="false"/>
    </style:style>
    <style:style style:name="P87"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01de839" style:font-style-asian="normal" style:font-style-complex="normal"/>
    </style:style>
    <style:style style:name="T4" style:family="text">
      <style:text-properties fo:font-style="normal" fo:background-color="transparent" loext:char-shading-value="0" style:font-style-asian="normal" style:font-style-complex="normal"/>
    </style:style>
    <style:style style:name="T5" style:family="text">
      <style:text-properties fo:background-color="#ffff00" loext:char-shading-value="0"/>
    </style:style>
    <style:style style:name="T6" style:family="text">
      <style:text-properties officeooo:rsid="00096716" fo:background-color="#ffff00" loext:char-shading-value="0"/>
    </style:style>
    <style:style style:name="T7" style:family="text">
      <style:text-properties style:use-window-font-color="true" fo:background-color="transparent" loext:char-shading-value="0"/>
    </style:style>
    <style:style style:name="T8" style:family="text">
      <style:text-properties style:use-window-font-color="true" fo:language="ru" fo:country="RU"/>
    </style:style>
    <style:style style:name="T9" style:family="text">
      <style:text-properties style:use-window-font-color="true" fo:language="ru" fo:country="RU" fo:font-style="normal" fo:font-weight="normal" style:font-style-asian="normal" style:font-weight-asian="normal" style:font-style-complex="normal" style:font-weight-complex="normal"/>
    </style:style>
    <style:style style:name="T10" style:family="text">
      <style:text-properties style:use-window-font-color="true" fo:language="ru" fo:country="RU" fo:font-weight="normal" style:font-weight-asian="normal" style:font-weight-complex="normal"/>
    </style:style>
    <style:style style:name="T11" style:family="text">
      <style:text-properties style:use-window-font-color="true" fo:language="ru" fo:country="RU" fo:font-weight="normal" fo:background-color="#ffff00" loext:char-shading-value="0" style:font-weight-asian="normal" style:font-weight-complex="normal"/>
    </style:style>
    <style:style style:name="T12" style:family="text">
      <style:text-properties style:use-window-font-color="true" fo:language="uk" fo:country="UA"/>
    </style:style>
    <style:style style:name="T13" style:family="text">
      <style:text-properties style:use-window-font-color="true" fo:language="uk" fo:country="UA" fo:font-weight="normal" style:font-weight-asian="normal" style:font-weight-complex="normal"/>
    </style:style>
    <style:style style:name="T14" style:family="text">
      <style:text-properties style:use-window-font-color="true" fo:background-color="#ffff00" loext:char-shading-value="0"/>
    </style:style>
    <style:style style:name="T15" style:family="text">
      <style:text-properties style:use-window-font-color="true" fo:background-color="#ff00cc" loext:char-shading-value="0"/>
    </style:style>
    <style:style style:name="T16" style:family="text">
      <style:text-properties fo:font-weight="bold" style:font-weight-asian="bold" style:font-weight-complex="bold"/>
    </style:style>
    <style:style style:name="T17" style:family="text">
      <style:text-properties fo:background-color="#ffffff" loext:char-shading-value="0"/>
    </style:style>
    <style:style style:name="T18" style:family="text">
      <style:text-properties fo:language="ru" fo:country="RU"/>
    </style:style>
    <style:style style:name="T19" style:family="text">
      <style:text-properties fo:language="ru" fo:country="RU" fo:background-color="#ffff00" loext:char-shading-value="0"/>
    </style:style>
    <style:style style:name="T20" style:family="text">
      <style:text-properties style:text-line-through-style="solid" style:text-line-through-type="single"/>
    </style:style>
    <style:style style:name="T21" style:family="text">
      <style:text-properties fo:language="en" fo:country="US"/>
    </style:style>
    <style:style style:name="T22" style:family="text">
      <style:text-properties officeooo:rsid="00096716"/>
    </style:style>
    <style:style style:name="T23" style:family="text">
      <style:text-properties officeooo:rsid="000ac609"/>
    </style:style>
    <style:style style:name="T24" style:family="text">
      <style:text-properties officeooo:rsid="000bbf06"/>
    </style:style>
    <style:style style:name="T25" style:family="text">
      <style:text-properties officeooo:rsid="00137d5f"/>
    </style:style>
    <style:style style:name="T26" style:family="text">
      <style:text-properties officeooo:rsid="00140454"/>
    </style:style>
    <style:style style:name="T27" style:family="text">
      <style:text-properties officeooo:rsid="00186ca0"/>
    </style:style>
    <style:style style:name="T28" style:family="text">
      <style:text-properties officeooo:rsid="001909b5"/>
    </style:style>
    <style:style style:name="T29" style:family="text">
      <style:text-properties officeooo:rsid="001a96c4"/>
    </style:style>
    <style:style style:name="T30" style:family="text">
      <style:text-properties officeooo:rsid="001c6172"/>
    </style:style>
    <style:style style:name="T31" style:family="text">
      <style:text-properties officeooo:rsid="001d0cd1"/>
    </style:style>
    <style:style style:name="T32" style:family="text">
      <style:text-properties officeooo:rsid="001de839"/>
    </style:style>
    <style:style style:name="T33" style:family="text">
      <style:text-properties officeooo:rsid="0022926c"/>
    </style:style>
    <style:style style:name="T34" style:family="text">
      <style:text-properties officeooo:rsid="00240954"/>
    </style:style>
    <style:style style:name="T35" style:family="text">
      <style:text-properties officeooo:rsid="0025eaca"/>
    </style:style>
    <style:style style:name="T36" style:family="text">
      <style:text-properties officeooo:rsid="00272c41"/>
    </style:style>
    <style:style style:name="T37" style:family="text">
      <style:text-properties officeooo:rsid="00279d56"/>
    </style:style>
    <style:style style:name="T38" style:family="text">
      <style:text-properties officeooo:rsid="00279d79"/>
    </style:style>
    <style:style style:name="T39" style:family="text">
      <style:text-properties officeooo:rsid="002c52c5"/>
    </style:style>
    <style:style style:name="T40" style:family="text">
      <style:text-properties officeooo:rsid="002e9744"/>
    </style:style>
    <style:style style:name="T41" style:family="text">
      <style:text-properties officeooo:rsid="002ea5fc"/>
    </style:style>
    <style:style style:name="T42" style:family="text">
      <style:text-properties officeooo:rsid="002feb82"/>
    </style:style>
    <style:style style:name="T43" style:family="text">
      <style:text-properties officeooo:rsid="00333b78"/>
    </style:style>
    <style:style style:name="T44" style:family="text">
      <style:text-properties officeooo:rsid="0033d052"/>
    </style:style>
    <style:style style:name="T45" style:family="text">
      <style:text-properties officeooo:rsid="00358c9c"/>
    </style:style>
    <style:style style:name="T46" style:family="text">
      <style:text-properties officeooo:rsid="003be7cd"/>
    </style:style>
    <style:style style:name="T47" style:family="text">
      <style:text-properties officeooo:rsid="003cacee"/>
    </style:style>
    <style:style style:name="T48" style:family="text">
      <style:text-properties officeooo:rsid="003ddbef"/>
    </style:style>
    <style:style style:name="T49" style:family="text">
      <style:text-properties officeooo:rsid="003e8aff"/>
    </style:style>
    <style:style style:name="T50" style:family="text">
      <style:text-properties officeooo:rsid="00409a9a"/>
    </style:style>
    <style:style style:name="T51" style:family="text">
      <style:text-properties officeooo:rsid="004101f2"/>
    </style:style>
    <style:style style:name="T52" style:family="text">
      <style:text-properties officeooo:rsid="0042f8d2"/>
    </style:style>
    <style:style style:name="T53" style:family="text">
      <style:text-properties officeooo:rsid="0042fcac"/>
    </style:style>
    <style:style style:name="T54" style:family="text">
      <style:text-properties officeooo:rsid="0043b5d2"/>
    </style:style>
    <style:style style:name="T55" style:family="text">
      <style:text-properties officeooo:rsid="001683d2"/>
    </style:style>
    <style:style style:name="T56" style:family="text">
      <style:text-properties officeooo:rsid="004b3245"/>
    </style:style>
    <style:style style:name="T57" style:family="text">
      <style:text-properties officeooo:rsid="004ff6ab"/>
    </style:style>
    <style:style style:name="T58" style:family="text">
      <style:text-properties officeooo:rsid="0053aad7"/>
    </style:style>
    <style:style style:name="T59" style:family="text">
      <style:text-properties officeooo:rsid="0054ff23"/>
    </style:style>
    <style:style style:name="T60" style:family="text">
      <style:text-properties officeooo:rsid="00563a94"/>
    </style:style>
    <style:style style:name="T61" style:family="text">
      <style:text-properties officeooo:rsid="005adcc8"/>
    </style:style>
    <style:style style:name="T62" style:family="text">
      <style:text-properties officeooo:rsid="005b3c2d"/>
    </style:style>
    <style:style style:name="T63" style:family="text">
      <style:text-properties officeooo:rsid="0060b5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h text:style-name="P86" text:outline-level="2">1</text:h>
      <text:p text:style-name="P23">009 Sound System – DreamScape (https://www.youtube.com/watch?v=TKfS5zVfGBc)</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60">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text:soft-page-break/>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4">Я осторожно задвинул судно обратно под кровать Терминатору. Дело сделано. Теперь можно и заснуть.</text:p>
      <text:p text:style-name="P16"/>
      <text:p text:style-name="P16">~~~</text:p>
      <text:p text:style-name="P14"><text:a xlink:type="simple" xlink:href="https://www.youtube.com/watch?v=rvk5D1iI2LA" text:style-name="Internet_20_link" text:visited-style-name="Visited_20_Internet_20_Link">https://www.youtube.com/watch?v=rvk5D1iI2LA</text:a></text:p>
      <text:h text:style-name="P85" text:outline-level="1">Mark Knopfler - Marbletown - Córdoba 2010 </text:h>
      <text:p text:style-name="P14"/>
      <text:p text:style-name="P14">Джет нетерпеливо толкает меня копытом в плечо. &lt;<text:span text:style-name="T5">Её полное имя – Рэйнбоу Джет</text:span>&gt;</text:p>
      <text:p text:style-name="P14">- Хум, вставай! Хум! Пора собираться! Хум… Хуман!!!</text:p>
      <text:p text:style-name="P14">Последний толчок был больше похож на пинок. Я со стоном разлепляю веки.</text:p>
      <text:p text:style-name="P14"/>
      <text:p text:style-name="P1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4">&lt;<text:span text:style-name="T5">одеяло?</text:span>&gt;</text:p>
      <text:p text:style-name="P14">- Они приближаются! Я слышала их горн<text:span text:style-name="T1">!</text:span> Надо убираться отсюда!</text:p>
      <text:p text:style-name="P14"/>
      <text:p text:style-name="P14">Последнюю порцию барахла Джет утрамбовывает, с размаху усевшись на мешок. Тот жалобно скрипит.</text:p>
      <text:p text:style-name="P14"/>
      <text:p text:style-name="P14">- Да вставай же!</text:p>
      <text:p text:style-name="P14"><text:soft-page-break/>Не дождавшись, Джет нетерпеливо прыгает ко мне и, поддев мордой, переводит в сидячее положение.</text:p>
      <text:p text:style-name="P14">Мешок, облегчённо крякнув, вываливает половину содержимого на землю.</text:p>
      <text:p text:style-name="P14"/>
      <text:p text:style-name="P14">Три дня! Три грёбаных дня мы скрытно пробираемся к проклятой <text:span text:style-name="T5">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4"/>
      <text:p text:style-name="P14">Но самое опасное – даже не Агамемнон. Нееет, чешуйчатый самовар вылетает из логова на охоту <text:span text:style-name="T5">на рассвете и возвращается до полдня,</text:span> строго по расписанию. И если затаиться в <text:span text:style-name="T5">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4"/>
      <text:p text:style-name="P15">Нет, Агамемнон – ерунда. За нами. Гонятся. Чёртовы. Чокнутые. Пони.</text:p>
      <text:p text:style-name="P15"/>
      <text:p text:style-name="P1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5"/>
      <text:p text:style-name="P15">Ну вот кто заставил тебя улыбаться Дейдре, Хуман? Ведь всё так неплохо шло…</text:p>
      <text:p text:style-name="P14"/>
      <text:p text:style-name="P16">***</text:p>
      <text:p text:style-name="P14">...</text:p>
      <text:p text:style-name="P14">- Привет, красавчики! &lt;<text:span text:style-name="T5">Развернуть характер Эпплхэт и её маленькой сестры Лейлы</text:span>&gt;</text:p>
      <text:p text:style-name="P14"/>
      <text:p text:style-name="P14">Мы обернулись на голос и узрели с полдюжины копий, чуть ли не уткнувшихся нам в носы.</text:p>
      <text:p text:style-name="P14"/>
      <text:p text:style-name="P14">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4"/>
      <text:p text:style-name="P1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4"/>
      <text:p text:style-name="P1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4">В незащищённую бронёй шею Джет упиралось копьё крохотной поньки с гривой ёршиком. &lt;<text:span text:style-name="T5">Развернуть характер Лейлы Блум</text:span>&gt;</text:p>
      <text:p text:style-name="P14"/>
      <text:p text:style-name="P1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
      <text:p text:style-name="P14">Тут до меня дошло, что крыльев у этих оборванцев не наблюдается.</text:p>
      <text:p text:style-name="P14"/>
      <text:p text:style-name="P1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5">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4"/>
      <text:p text:style-name="P14">Та мрачно стояла, сцепив зубы.</text:p>
      <text:p text:style-name="P14"/>
      <text:p text:style-name="P1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5">С него вы ничего не получите, лучше отпустите. Вы же не трогаете жеребят</text:span>?</text:p>
      <text:p text:style-name="P14"/>
      <text:p text:style-name="P14">Её собеседница только хмыкнула.</text:p>
      <text:p text:style-name="P14"/>
      <text:p text:style-name="P14">- Хорош жеребёнок - ягодицы, что у ломовика! - она задумалась. - Так. Летуна – на кухню. А этого… красавчика – к Дейдре.</text:p>
      <text:p text:style-name="P14"/>
      <text:p text:style-name="P16">…</text:p>
      <text:p text:style-name="P16"/>
      <text:p text:style-name="P14"><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4"/>
      <text:p text:style-name="P14">…</text:p>
      <text:p text:style-name="P14"/>
      <text:p text:style-name="P14">- Эй, но я же не пони! Какой вам от меня прок в таком <text:span text:style-name="T5">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4"/>
      <text:p text:style-name="P14">Я аж передёрнул плечами. <text:span text:style-name="T5">Конеёбство</text:span> – это, явно, не то занятие, чем ты занимался в прошлом и хотел бы заниматься в будущем, Хуман! </text:p>
      <text:p text:style-name="P14">Поняха с недоверием смотрела на меня.</text:p>
      <text:p text:style-name="P14"/>
      <text:p text:style-name="P14">- Хум, ты прикалываешься? Или та поломаная пегаска таки права, и ты действительно ничего не помнишь?</text:p>
      <text:p text:style-name="P14"/>
      <text:p text:style-name="P14">Понька принялась загибать копыта, делая сброс через каждую пару:</text:p>
      <text:p text:style-name="P14"/>
      <text:p text:style-name="P1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
      <text:p text:style-name="P14">…Я истерически рассмеялся…</text:p>
      <text:p text:style-name="P14"/>
      <text:p text:style-name="P14">-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5">У меня есть подруга из единорогов, только ты не говори никому, это тайна!</text:span> Хотя, может, ты умеешь магичить, Хум?</text:p>
      <text:p text:style-name="P14"/>
      <text:p text:style-name="P14">Поняха с надеждой посмотрела на меня. Я с огромным облегчением отрицательно помотал головой.</text:p>
      <text:p text:style-name="P14"/>
      <text:p text:style-name="P14">-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4"/>
      <text:p text:style-name="P14">Дейдра мечтательно вздохнула.</text:p>
      <text:p text:style-name="P14"/>
      <text:p text:style-name="P14">- Может, ты тоже вождь своего племени, Хум? Какой у тебя талант? Летать и магичить ты не умеешь. Может, ты умеешь <text:span text:style-name="T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4"/>
      <text:p text:style-name="P14">Я упорно помотал головой. Дейдра пристально уставилась на меня, пытаясь рассмотреть мой талант. Наконец она ухмыльнулась кривой улыбкой.</text:p>
      <text:p text:style-name="P14"/>
      <text:p text:style-name="P1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4">-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4"/>
      <text:p text:style-name="P14">Розовая поняха заметно поскучнела.</text:p>
      <text:p text:style-name="P14"/>
      <text:p text:style-name="P1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4"/>
      <text:p text:style-name="P1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4"/>
      <text:p text:style-name="P1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4"/>
      <text:p text:style-name="P14"><text:soft-page-break/>Я улыбнулся и понимающе покачал головой. Всё-таки между людьми и пони намного больше общего, чем тебе казалось, Хуман!</text:p>
      <text:p text:style-name="P14">Дейдра уныло свесила голову.</text:p>
      <text:p text:style-name="P14"/>
      <text:p text:style-name="P1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4"/>
      <text:p text:style-name="P14">Розовая кобылка вновь сжала зубами горлышко и запрокинула бутылку. Послышалось долгое бульканье.</text:p>
      <text:p text:style-name="P14"/>
      <text:p text:style-name="P1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4"/>
      <text:p text:style-name="P1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4"/>
      <text:p text:style-name="P1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4"/>
      <text:p text:style-name="P14">Кобылка завела глаза, сложила губы бантиком и произнесла фальцетом:</text:p>
      <text:p text:style-name="P14"/>
      <text:p text:style-name="P1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4"/>
      <text:p text:style-name="P1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4"/>
      <text:p text:style-name="P1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4"/>
      <text:p text:style-name="P14"><text:soft-page-break/>Вместе с храпом изо рта самой великой пиратки вылетело три розовых пузыря. Поняха явно перебрала с алкоголем.</text:p>
      <text:p text:style-name="P14"/>
      <text:p text:style-name="P16">…</text:p>
      <text:p text:style-name="P16"/>
      <text:p text:style-name="P1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4"/>
      <text:p text:style-name="P1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4"/>
      <text:p text:style-name="P14">- Джет… Джет… Да вставай же, засоня! - я громко шептал в ухо спящей пегаске, <text:span text:style-name="T1">легонько похлопывая по шее.</text:span></text:p>
      <text:p text:style-name="P14">- Мн-мн-хррр, - сонно чавкала пегаска, пуская слюни. - Гороховый суп закончился. Пюре будет через полчаса. Не ломайте лавки, пожалуйста… А? Что?</text:p>
      <text:p text:style-name="P14"/>
      <text:p text:style-name="P14">Я шёлкнул пегаску по носу.</text:p>
      <text:p text:style-name="P14">- Вставай! Надо сматываться. Дейдра хочет сделать меня своим фаворитом. У меня плохие предчувствия на этот счёт.</text:p>
      <text:p text:style-name="P14"/>
      <text:p text:style-name="P14">Пегаска поднялась, потирая нос копытом. Рваное одеяло сползло с её тела и в нос мне ударил кислый запах. </text:p>
      <text:p text:style-name="P14">- <text:span text:style-name="T5">Тут что, докторов нет? Неужели нельзя было нормально сделать</text:span>? - я указал на покалеченное крыло, примотанное к телу рваной тряпкой.</text:p>
      <text:p text:style-name="P14">-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4"/>
      <text:p text:style-name="P14">…</text:p>
      <text:p text:style-name="P14"/>
      <text:p text:style-name="P1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4"><text:soft-page-break/></text:p>
      <text:p text:style-name="P14">Есть только одно маленькое “но”.</text:p>
      <text:p text:style-name="P14">Эти двадцать шагов заполнены валяющимися вповалку, храпящими, чмокающими, сопящими и дёргающимися во сне пони.</text:p>
      <text:p text:style-name="P14"/>
      <text:p text:style-name="P14">- Ты чего остановился? - пихнула меня головой в спину Джет. - Надо торопиться, пока не рассвело!</text:p>
      <text:p text:style-name="P14"/>
      <text:p text:style-name="P14">Я обреченно вздохнул, выбрал на полу место, свободное от понеконечностей и поставил туда ногу.</text:p>
      <text:p text:style-name="P14">Почти попал. Светло-коричневая пони ойкнула и сжалась во сне, когда я наступил ей на хвост.</text:p>
      <text:p text:style-name="P1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4"/>
      <text:p text:style-name="P14">Позади меня послышалось топанье, череда взвизгиваний и возни, нарастающая, подобно прибою.</text:p>
      <text:p text:style-name="P14">Джет невозмутимо торила свой путь прямо по ногам, туловищам и хвостам распластавшихся на полу пони.</text:p>
      <text:p text:style-name="P14"/>
      <text:p text:style-name="P14">- Ты рехнулась? - зашипел на неё я, - надо ж осторожно!</text:p>
      <text:p text:style-name="P14">- Ну, раз ты так хочешь, - пожала плечами пегаска и осторожно поставила ногу на голову пони, сосущей во сне собственное копыто.</text:p>
      <text:p text:style-name="P14"/>
      <text:p text:style-name="P1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4"/>
      <text:p text:style-name="P14">Я остервенело дёргал ручку двери, ощущая затылком просыпающийся зал.</text:p>
      <text:p text:style-name="P14">- Закрыто, блин! - я дёрнул ещё сильнее и приложился задницой о пол, сжимая в руке оторванную ручку.</text:p>
      <text:p text:style-name="P14"/>
      <text:p text:style-name="P14">- Хум<text:span text:style-name="T9">, подвинься!</text:span></text:p>
      <text:p text:style-name="P26">Пегаска оттеснила меня крупом и повернулась к двери задом.</text:p>
      <text:p text:style-name="P14"/>
      <text:p text:style-name="P67">БАБАХ!!!</text:p>
      <text:p text:style-name="P67"/>
      <text:p text:style-name="P67">Я ошалело смотрел на дверь, вылетевшую вместе с косяком во двор.</text:p>
      <text:p text:style-name="P67"/>
      <text:p text:style-name="P67"><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67">- Ага. - ухмыльнулась Джет. - Я — крутая! По заднему джебу мне нет равных на нашем облаке и двух соседних!</text:p>
      <text:p text:style-name="P67">- То же мне — крутая! - донеслось откуда-то снизу. - Да я смогла бы выбить эту дверь лбом! Она всё равно кое-как сляпана из обломков скамеек!</text:p>
      <text:p text:style-name="P67"/>
      <text:p text:style-name="P68">Мои ноги обнимала Дейдра, улыбаясь мне хищной улыбкой.</text:p>
      <text:p text:style-name="P68"/>
      <text:p text:style-name="P68">- И, кстати, чтобы открыть её, достаточно было просто отодвинуть засов.</text:p>
      <text:p text:style-name="P68"/>
      <text:p text:style-name="P68">В забеге на первенство тупости ты уверенно догоняешь пегаску, Хуман!</text:p>
      <text:p text:style-name="P68">Я криво улыбнулся Дейдре.</text:p>
      <text:p text:style-name="P68"/>
      <text:p text:style-name="P6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68"/>
      <text:p text:style-name="P68">Я сразу понял, что улыбаться Дейдре было плохой идеей. Поняха состроила щенячьи глаза и усилила и без того стальную хватку вокруг моих ног.</text:p>
      <text:p text:style-name="P68"/>
      <text:p text:style-name="P68">- Не бросай меня, Хум! Мне тут так скууучнооо!</text:p>
      <text:p text:style-name="P68"/>
      <text:p text:style-name="P68">Губы её задрожжали, как будто она собралась зареветь.</text:p>
      <text:p text:style-name="P6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68"/>
      <text:p text:style-name="P6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68"/>
      <text:p text:style-name="P68">- Ммммфффф! - отвечала ей Джет.</text:p>
      <text:p text:style-name="P68"/>
      <text:p text:style-name="P68">Диалог прервался взвизгом и плеском воды. Наконец-то я почувствовал свои ноги свободными!</text:p>
      <text:p text:style-name="P68"/>
      <text:p text:style-name="P16"><text:soft-page-break/>***</text:p>
      <text:p text:style-name="P14"/>
      <text:p text:style-name="P14">- Ты опять за своё! - крик Джет прямо в ухо перемешивает все воспоминания. - Выныривай! Они уже совсем близко!!!</text:p>
      <text:p text:style-name="P14"/>
      <text:p text:style-name="P14">Я содрогаюсь, вскакиваю с земли и машинально забрасываю мешок на плёчо.</text:p>
      <text:p text:style-name="P14"/>
      <text:p text:style-name="P14">- Идём.</text:p>
      <text:p text:style-name="P14"/>
      <text:h text:style-name="P86"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5">И хотя 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5">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6">- Пять битов! - поворачивается к Луне Селестия.</text:p>
      <text:p text:style-name="P26">Та молча достаёт монетку из шкафчика за троном и кладёт в протянутое копыто.</text:p>
      <text:h text:style-name="P86" text:outline-level="2">2</text:h>
      <text:p text:style-name="P14"/>
      <text:p text:style-name="P1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4"/>
      <text:p text:style-name="P14">- Дед, сигу не долганёшь?</text:p>
      <text:p text:style-name="P24">- Не курю.</text:p>
      <text:p text:style-name="P24">- Я не спрашивал тебя, куришь ли ты? - пальцы вопрошавшего шевелились, как будто разминая невидимый пластилин. - Сигу не долганёшь?</text:p>
      <text:p text:style-name="P15"/>
      <text:p text:style-name="P24">Крыс спрыгнул с подоконника, царапнув грязным ногтем по кафелю уборной.</text:p>
      <text:p text:style-name="P24">- Ты ведь должен мне ещё с прошлого раза.</text:p>
      <text:p text:style-name="P24"/>
      <text:p text:style-name="P24">Я вытащил из рукава пижамы двадцатисантиметровый гвоздь и плюнул ему под ноги.</text:p>
      <text:p text:style-name="P24"/>
      <text:p text:style-name="P24">- Ничего я тебе не должен. И ты сам это знаешь. Пошёл нахуй.</text:p>
      <text:p text:style-name="P24"/>
      <text:p text:style-name="P24">Крыс криво улыбнулся.</text:p>
      <text:p text:style-name="P24"/>
      <text:p text:style-name="P24">- Ну-ну. Вы тут, в Чертогах, совсем озверели, что ли? Из окон выпрыгиваете, на людей кидаетесь. Ладно-ладно, пока. Ещё увидимся.</text:p>
      <text:p text:style-name="P24"/>
      <text:p text:style-name="P2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8">под конвоем церберов с автоматами</text:span>, и нас не навещают извне. Никто и никогда.</text:p>
      <text:p text:style-name="P2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ачку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пол пачки. И если Крыс не помнит, на чём мы сторговались – это его проблемы, не мои.</text:p>
      <text:p text:style-name="P24"/>
      <text:p text:style-name="P2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4">Смысл речи Папы?</text:span>&gt;</text:p>
      <text:p text:style-name="P24"/>
      <text:p text:style-name="P30">…шшш… </text:p>
      <text:p text:style-name="P30">sanctificetur nomen tuum; </text:p>
      <text:p text:style-name="P30">adveniat regnum tuum; </text:p>
      <text:p text:style-name="P30">fiat voluntas tua, sicut in caelo et in terra…</text:p>
      <text:p text:style-name="P30">…хрррсссшшш… </text:p>
      <text:p text:style-name="P30">ne nuclear bellum. Amen</text:p>
      <text:p text:style-name="P30">…шшшссс…</text:p>
      <text:p text:style-name="P30"/>
      <text:p text:style-name="P2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4">Я уже открывал дверь в палату, когда услышал лениво брошенное в спину замечание.</text:p>
      <text:p text:style-name="P24"/>
      <text:p text:style-name="P24">- Дед, собирай шмотки, скоро переезжаешь. На твоё место новенького поселяют. А тебя в соседнюю палату.</text:p>
      <text:p text:style-name="P24"/>
      <text:p text:style-name="P24">Я повернулся.</text:p>
      <text:p text:style-name="P24"/>
      <text:p text:style-name="P24">- Когда переезд?</text:p>
      <text:p text:style-name="P24">- Завтра. Или послезавтра, если чувак в реанимации задержится. </text:p>
      <text:p text:style-name="P24">- А почему не новенького в соседнюю? На кой чёрт им я сдался?</text:p>
      <text:p text:style-name="P24"/>
      <text:p text:style-name="P24"><text:s/>Дредд удивлённо бухнулся на все четыре ножки стула.</text:p>
      <text:p text:style-name="P2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4"/>
      <text:p text:style-name="P2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5">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4">Так что нет, не за память я пекусь. Просто приём нейролептиков напрочь отключает не только память, но и сновидения – я проверял.</text:p>
      <text:p text:style-name="P24"/>
      <text:p text:style-name="P24">А мне нравятся сны.</text:p>
      <text:p text:style-name="P3"/>
      <text:p text:style-name="P25">~~~</text:p>
      <text:p text:style-name="P24">&lt;<text:span text:style-name="T5">Статуэтка Селестии</text:span>&gt;</text:p>
      <text:p text:style-name="P2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8">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18">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9">неделю</text:span><text:span text:style-name="T18"> назад. </text:span>Дым от привала преследователей не виден уже последние два дня. Я спускаюсь вниз и спрыгиваю с нижней ветки на землю. </text:p>
      <text:p text:style-name="P24"/>
      <text:p text:style-name="P24">- Таки оторвались. Но впереди обрыв. Надо думать, как спуститься.</text:p>
      <text:p text:style-name="P24"/>
      <text:p text:style-name="P24">Джет виновато смотрит на меня. Вот глупая пегаска! Она <text:span text:style-name="T1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4"/>
      <text:p text:style-name="P24">- Каша будет готова через пять минут.</text:p>
      <text:p text:style-name="P24"/>
      <text:p text:style-name="P24">Словно бы в заглаживание вины своей немощности, Джет взяла готовку пищи на себя. </text:p>
      <text:p text:style-name="P24"/>
      <text:p text:style-name="P2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4"/>
      <text:p text:style-name="P24">Джет сидит у костра напротив меня и молча жуёт кашу.</text:p>
      <text:p text:style-name="P24">- Ты теперь до старости будешь его носить? - указываю я на одеяло.</text:p>
      <text:p text:style-name="P24">Пегаска только сильнее кутается в него. Кажется, она дрожит.</text:p>
      <text:p text:style-name="P24">- Тебе холодно? Брось, у костра же жарко? Давай я на тебя куртку накину?</text:p>
      <text:p text:style-name="P2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4"/>
      <text:p text:style-name="P24">Ладно же, мне эти странности уже осточертели!</text:p>
      <text:p text:style-name="P2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5">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4"/>
      <text:p text:style-name="P24">Едва слышится шорох сзади. Сначала чуть заметно коснувшись, Джет медленно прижимается ко мне всей спиной. Она сильно дрожит.</text:p>
      <text:p text:style-name="P24">Так мы согреваем друг-друга с тех пор, как сбежали от твердолобов – ночи стали заметно свежее.</text:p>
      <text:p text:style-name="P24">Но сейчас я отвергаю негласный договор. Это и раздражение на скрытность пегаски, и… </text:p>
      <text:p text:style-name="P2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4"/>
      <text:p text:style-name="P24">- Джет, блин, у нас речка в двух шагах! Я понимаю, холодно, но нельзя ли помыться? Реально трудно находиться рядом с тобой…</text:p>
      <text:p text:style-name="P24"/>
      <text:p text:style-name="P24">Так же беззвучно, как возникло, касание пропадает. Пропадает и запах…</text:p>
      <text:p text:style-name="P24"><text:soft-page-break/>Я закрываю глаза.</text:p>
      <text:p text:style-name="P24"/>
      <text:p text:style-name="P24">Просыпаюсь от холода. Щупаю рукой сзади себя. Наконец поворачиваюсь.</text:p>
      <text:p text:style-name="P24">Никого.</text:p>
      <text:p text:style-name="P24"/>
      <text:p text:style-name="P2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4"/>
      <text:p text:style-name="P24">Полянка перед орешником пуста. Едва дымятся угли погасшего костра. В лунном свете цепочка отпечатков копыт в песке ведёт к реке.</text:p>
      <text:p text:style-name="P2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4">…</text:p>
      <text:p text:style-name="P24">Ох, щит!!! М-м-мамочка…</text:p>
      <text:p text:style-name="P24">…</text:p>
      <text:p text:style-name="P24">Меня выворачивает наизнанку. Я падаю на колени и неистово блюю в воду. Течение уносит мой ужин к водопаду.</text:p>
      <text:p text:style-name="P24">Рядом со мной на песке лежит часть крыла. Парочка опарышей ещё ползают по голубоватым перьям. Обломок кости белеет в лунном свете.</text:p>
      <text:p text:style-name="P24">Проклятье! Какой же я долбень!</text:p>
      <text:p text:style-name="P24"/>
      <text:p text:style-name="P2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4"/>
      <text:p text:style-name="P24">Я ускоряюсь.</text:p>
      <text:p text:style-name="P24">Пегаска, понурив голову, бредёт к скальному выступу, нависающему над каньоном. Чуть подумав, она делает шаг в бездну.</text:p>
      <text:p text:style-name="P24">В последнем рывке я совершаю вратарский прыжок и хватаю пегаску за задние ноги. Дыхание перехватывает от удара животом и грудью о камни.</text:p>
      <text:p text:style-name="P24">Пегаска оборачивается. Её передняя нога застывает над пропастью.</text:p>
      <text:p text:style-name="P24"/>
      <text:p text:style-name="P24">- Джет, не дури, - хрипло прошу я осипшим от волнения голосом. - Я ступил. Я все эти дни тупил. Прости.</text:p>
      <text:p text:style-name="P24"><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4">Пегаска поворачивается навстречу пропасти.</text:p>
      <text:p text:style-name="P24"/>
      <text:p text:style-name="P2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4">- Нет! Пожалуйста!!! Я вылечу тебя! Я… Я прижгу рану!</text:p>
      <text:p text:style-name="P24"/>
      <text:p text:style-name="P24">Сквозь рыдания я выкрикиваю какие-то сумасбродные идеи, пока пегаска молча стоит над бездной.</text:p>
      <text:p text:style-name="P24">Наконец она усмехается.</text:p>
      <text:p text:style-name="P24"/>
      <text:p text:style-name="P2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4">Пегаска вздыхает.</text:p>
      <text:p text:style-name="P2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4"/>
      <text:p text:style-name="P2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4">Очень осторожно, словно бы извиняясь, Джет высвобождает сначала одну ногу из моего захвата. Потом вторую. Я тупо смотрю на пустые ладони.</text:p>
      <text:p text:style-name="P24"/>
      <text:p text:style-name="P24">- Ты был хорошим другом. Прощай.</text:p>
      <text:p text:style-name="P24"/>
      <text:p text:style-name="P2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24"/>
      <text:p text:style-name="P24">Мы оборачиваемся на голос. В свете первых лучей солнца на нас смотрит зебра.</text:p>
      <text:p text:style-name="P24"/>
      <text:h text:style-name="P86"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86" text:outline-level="2">3</text:h>
      <text:p text:style-name="P24"/>
      <text:p text:style-name="P2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4"/>
      <text:p text:style-name="P24">- Вы сами видите… - обратился Лысый к Алексу. - Я бы его за периметр не выпускал. Вам решать, разумеется.</text:p>
      <text:p text:style-name="P2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4"/>
      <text:p text:style-name="P24">Лысый грузно поднялся. Скрипнула дверь и мы остались один на один.</text:p>
      <text:p text:style-name="P24"/>
      <text:p text:style-name="P24">- П-привет, Дедлайн - пробормотал Алекс.</text:p>
      <text:p text:style-name="P24">- Привет, сослуживец, - криво усмехнулся я. Старое командное прозвище не вызвало во мне ностальгии.</text:p>
      <text:p text:style-name="P24"/>
      <text:p text:style-name="P24">Алекс на миг встретился со мной взглядом и снова опустил глаза.</text:p>
      <text:p text:style-name="P24"/>
      <text:p text:style-name="P24">- Ты же знаешь, у нас не было другого выхода. Извини.</text:p>
      <text:p text:style-name="P24">- Да ладно. Мне-то что. Тут неплохо кормят.</text:p>
      <text:p text:style-name="P24">- Парк для прогулок будет расширяться. Мы присоединили к территории автостоянку и засадили её соснами. Уже достраивают расширенную ограду. <text:span text:style-name="T18">Я даже могу устроить тебе вылазки в город.</text:span> И я попросил, чтобы тебя перевели в свободную палату.</text:p>
      <text:p text:style-name="P24">- А вот этого, как раз, не надо, - прервал я извинения Алекса. - Мне и в текущей неплохо. Говори, зачем позвал?</text:p>
      <text:p text:style-name="P24"/>
      <text:p text:style-name="P2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7">Облако в виде смешной крылатой лошадки приближалось по небосводу к серым корпусам больницы</text:span>.</text:p>
      <text:p text:style-name="P24"/>
      <text:p text:style-name="P24"><text:soft-page-break/>Наконец Алекс пожал плечами и <text:span text:style-name="T17">посмотрел мне в глаза</text:span>.</text:p>
      <text:p text:style-name="P24">- Дед, у нас проблемы. Хэвэн начала убивать.</text:p>
      <text:p text:style-name="P24"/>
      <text:p text:style-name="P24">Я откинулся на спинку стула и громко похлопал в ладоши.</text:p>
      <text:p text:style-name="P2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4"/>
      <text:p text:style-name="P24">Мой бывший руководитель проекта досадливо сморщился и откинулся на спинку стула.</text:p>
      <text:p text:style-name="P24">-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24"/>
      <text:p text:style-name="P24">… Алекс терпеливо подождал, пока я прекращу ржать.</text:p>
      <text:p text:style-name="P24"/>
      <text:p text:style-name="P2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24"/>
      <text:p text:style-name="P24">Я покачал головой.</text:p>
      <text:p text:style-name="P2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4"/>
      <text:p text:style-name="P24">Алекс долго молчал. </text:p>
      <text:p text:style-name="P24">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4"/>
      <text:p text:style-name="P2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4"><text:soft-page-break/></text:p>
      <text:p text:style-name="P24">Я сжал кулаки и встал. Дверь отворилась и заглянул Лысый. Алекс отрицательно мотнул ему головой.</text:p>
      <text:p text:style-name="P24">- Всё в порядке. Мы общаемся.</text:p>
      <text:p text:style-name="P24"/>
      <text:p text:style-name="P24">Дверь закрылась. Я сел и отвернулся к окну.</text:p>
      <text:p text:style-name="P24"/>
      <text:p text:style-name="P2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4"/>
      <text:p text:style-name="P2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4"/>
      <text:p text:style-name="P24">- В разумных пределах, говоришь?</text:p>
      <text:p text:style-name="P24">- В разумных.</text:p>
      <text:p text:style-name="P24">- А забор будет?</text:p>
      <text:p text:style-name="P24">- Да. Забор убрать не проси. Это невозможно, Дед. Это за пределами разумного. Будет и забор, и вооружённая охрана. Даже не мысли о побеге.</text:p>
      <text:p text:style-name="P24">- Понятно.</text:p>
      <text:p text:style-name="P24"/>
      <text:p text:style-name="P15">Я решил схитрить. Просто из интереса. Кроме него, больше ловить тут было нечего.</text:p>
      <text:p text:style-name="P15"/>
      <text:p text:style-name="P1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5"/>
      <text:p text:style-name="P1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5"/>
      <text:p text:style-name="P1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text:soft-page-break/>чашечкой кофе на крыше Оникс-тауэр. Блин, нашим тебя ТАК не хватает! Особенно Стелле. Ты для нас по-прежнему Дедлайн - душа проекта!</text:p>
      <text:p text:style-name="P1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5">- Дед, - мягко остановил меня Алекс. - не надо. Не даешь мне помечтать, жестокий человек…</text:p>
      <text:p text:style-name="P15"/>
      <text:p text:style-name="P15">Выплюнув жвачку в салфетку и аккуратно препроводив бумажный шарик в ведро, Алекс печально развёл руками.</text:p>
      <text:p text:style-name="P15">-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4">- Разумеется, знал, - отдался воспоминаниям и я. - Это ж от идеи, что партнёра по бизнесу можно уничтожить физически, у Нэша поехала крыша.</text:p>
      <text:p text:style-name="P2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4"/>
      <text:p text:style-name="P24">Алекс скучающе завёл глаза.</text:p>
      <text:p text:style-name="P2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4"/>
      <text:p text:style-name="P24">Алекс посмотрел на часы, нахмурился и продолжил.</text:p>
      <text:p text:style-name="P24">-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24"/>
      <text:p text:style-name="P24">- Ну-ну. Ты очень убедительно рассказываешь, я проникся. Но ты так и не ответил на мой вопрос,- напомнил я ему. Разговор начал мне надоедать.</text:p>
      <text:p text:style-name="P24"><text:soft-page-break/></text:p>
      <text:p text:style-name="P24">Мой бывший босс всё понял. Всё же проницательности ему было не занимать. Он бросил на меня злой взгляд, но тем не менее, начал</text:p>
      <text:p text:style-name="P24"/>
      <text:p text:style-name="P2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4"/>
      <text:p text:style-name="P2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4"/>
      <text:p text:style-name="P24">Я оборвал смех.</text:p>
      <text:p text:style-name="P2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4"/>
      <text:p text:style-name="P2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8">Да, чуть было не забыл!</text:span></text:p>
      <text:p text:style-name="P31"/>
      <text:p text:style-name="P31">Босс вытащил из внутреннего кармана пиджака бутылку «Джентльмен Джека» и поставил передо мной.</text:p>
      <text:p text:style-name="P24"/>
      <text:p text:style-name="P31">- Мне действительно не хватает старых добрых времён. Что бы ты там себе ни думал.</text:p>
      <text:p text:style-name="P31"/>
      <text:p text:style-name="P24"><text:span text:style-name="T18">Алекс</text:span> пошёл к выходу. У двери он замялся и вдруг обернулся.</text:p>
      <text:p text:style-name="P24">- <text:span text:style-name="T18">И, знаешь, с</text:span>амое страшное? <text:span text:style-name="T18">Э</text:span>то то, что ты до сих пор считаешь себя нормальным, - грустно улыбнулся <text:span text:style-name="T18">босс</text:span>. - <text:s/>Человеком. Мне реально страшно это видеть. И всем нам – остальные наблюдали по интеркому.</text:p>
      <text:p text:style-name="P24"/>
      <text:p text:style-name="P24">- Что?</text:p>
      <text:p text:style-name="P24"/>
      <text:p text:style-name="P24">- Дедлайн, ты собираешь узор из восьми кубиков по картинке за пару секунд. При этом ещё успеваешь инвертировать цвета.</text:p>
      <text:p text:style-name="P24"/>
      <text:p text:style-name="P24">Алекс вышел.</text:p>
      <text:p text:style-name="P25"><text:soft-page-break/><text:line-break/>~~~</text:p>
      <text:p text:style-name="P26"/>
      <text:p text:style-name="P26">… Стражница напротив вот уже полчаса молча сверлит меня взглядом. </text:p>
      <text:p text:style-name="P26">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6"/>
      <text:p text:style-name="P26">Я тайком смотрю на своё отражение в зеркальце, висящем на шее этой мрачной зебры. Нифига, лоб чистый, никаких каракулей не наблюдается.</text:p>
      <text:p text:style-name="P26"/>
      <text:p text:style-name="P26">- А можно..? - наконец, начинаю я.</text:p>
      <text:p text:style-name="P26">- Нельзя, - оборывает зебра. - Зеррика сама выйдет, когда закончит.</text:p>
      <text:p text:style-name="P26"/>
      <text:p text:style-name="P26">Подчёркивая сказанное, стражница перекрывает вход в палатку копьём.</text:p>
      <text:p text:style-name="P26"/>
      <text:p text:style-name="P26">Проклятье на твою голову, Хум, если ты неделю не замечал, что Джет <text:span text:style-name="T5">гниёт живьём</text:span>! Если бы ты догадался стянуть с неё это чёртово одеяло! Если бы догадался об источнике тошнотворного запаха! Если бы…</text:p>
      <text:p text:style-name="P26"/>
      <text:p text:style-name="P26">Джет до последнего момента казалась мне сделаной из железа — может быть, именно поэтому я не догадывался, что с ней происходит что-то плохое. </text:p>
      <text:p text:style-name="P2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6">Я закрываю глаза, пытаясь вспомнить… </text:p>
      <text:p text:style-name="P26"/>
      <text:p text:style-name="P27">***</text:p>
      <text:p text:style-name="P26"/>
      <text:p text:style-name="P26">.</text:p>
      <text:p text:style-name="P26">.</text:p>
      <text:p text:style-name="P26">.</text:p>
      <text:p text:style-name="P26">СИЯНИЕ</text:p>
      <text:p text:style-name="P26">.</text:p>
      <text:p text:style-name="P26">Кто я?</text:p>
      <text:p text:style-name="P26"><text:soft-page-break/>.</text:p>
      <text:p text:style-name="P26">Где я?</text:p>
      <text:p text:style-name="P26">.</text:p>
      <text:p text:style-name="P26">Где все?</text:p>
      <text:p text:style-name="P26">.</text:p>
      <text:p text:style-name="P26">Чувствую прикосновение. Что-то энергично тормошит меня. Слышу приглушенное бормотание.</text:p>
      <text:p text:style-name="P26">.</text:p>
      <text:p text:style-name="P67">Я открываю глаза и вижу фигуру в голубом.</text:p>
      <text:p text:style-name="P17"/>
      <text:p text:style-name="P17">- Быстро! За мной! - торопливо шепчет мне она.</text:p>
      <text:p text:style-name="P17">Я послушно ползу среди костей и раздавленных черепов за голубой пони… Пони? Какой ещё, к дьяволу, пони?</text:p>
      <text:p text:style-name="P17">- Пегаской! - шипит, оборачиваясь, она.</text:p>
      <text:p text:style-name="P18"/>
      <text:p text:style-name="P17">Видно, последние слова я произнёс вслух. И, да, теперь я замечаю у поняхи два аккуратно сложенных на спине крыла, <text:span text:style-name="T18">одно из них, правда, нарушенной формы</text:span>. Лёгкие пластинчатые доспехи плотно облегают её грудь и бока.</text:p>
      <text:p text:style-name="P17">Черепа… Кости… Пегаска в броне… Чушь какая-то!</text:p>
      <text:p text:style-name="P17"/>
      <text:p text:style-name="P1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7"/>
      <text:p text:style-name="P17">- Какого чё…?!!</text:p>
      <text:p text:style-name="P1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7">- Появится кто? - спросил я, потирая ушибленную о каменный свод макушку.</text:p>
      <text:p text:style-name="P17"/>
      <text:p text:style-name="P1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7"/>
      <text:p text:style-name="P17">Я пригнулся к уху поньки и еле слышно прошептал:</text:p>
      <text:p text:style-name="P17">- Кто это?</text:p>
      <text:p text:style-name="P17"><text:soft-page-break/>- Агамемнон, - так же, едва шевеля губами, прошептала поняха. - Он сегодня голодный - остался без обеда. И у него хороший слух.</text:p>
      <text:p text:style-name="P17"/>
      <text:p text:style-name="P17">Я снова почесал ушибленный лоб.</text:p>
      <text:p text:style-name="P17">- Мне это имя вообще ничего не говорит.</text:p>
      <text:p text:style-name="P17"/>
      <text:p text:style-name="P17">Пегаска критически осмотрела меня.</text:p>
      <text:p text:style-name="P1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7"/>
      <text:p text:style-name="P19">Пегаска попробовала было потрогать меня в паху, но я с возмущением отбросил её копыто.</text:p>
      <text:p text:style-name="P19"/>
      <text:p text:style-name="P1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7"/>
      <text:p text:style-name="P17">От беспокойной возни снаружи скала задрожала. Кто-то шумно зевнул и с металлическим скрежетом почесался.</text:p>
      <text:p text:style-name="P17"/>
      <text:p text:style-name="P17">- Так откуда ты? - пытливо спросила поняха.</text:p>
      <text:p text:style-name="P17">-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7">Я закрыл глаза и сосредоточился…</text:p>
      <text:p text:style-name="P26">…</text:p>
      <text:p text:style-name="P26">- Не помню.</text:p>
      <text:p text:style-name="P26">- Что? - удивилась поняха. - Не помнишь, где твой дом?</text:p>
      <text:p text:style-name="P26">- Нет.</text:p>
      <text:p text:style-name="P26">- А как попал в гнездо Агамемнона — помнишь?</text:p>
      <text:p text:style-name="P26">- Нет.</text:p>
      <text:p text:style-name="P26">- А кто ты — помнишь?</text:p>
      <text:p text:style-name="P26">- Нет.</text:p>
      <text:p text:style-name="P17"><text:span text:style-name="T10">- Ну и ну. Ни в жизнь ещё таких чудаков не встречала. - покачала головой пегаска. - Ты не обижайся, но ты <text:s/>мозгами напоминаешь мне </text:span><text:span text:style-name="T11">полугодовалого жеребёнка</text:span><text:span text:style-name="T10">. То есть, вообще не </text:span><text:span text:style-name="T11">паришь</text:span><text:span text:style-name="T10"> по жизни. Хотя, на вид, взрослый. Как ты, вообще, дожил до своих лет, если не помнишь ничего?</text:span></text:p>
      <text:p text:style-name="P26"><text:soft-page-break/>-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6">- Следующий? - я мучительно пытался ухватить логическую нить. - А кто предыдущий?</text:p>
      <text:p text:style-name="P26">-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6">Пегаска склонила шею и я увидел огромную шишку с кровоподтёком на затылке поняхи.</text:p>
      <text:p text:style-name="P26">-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6"/>
      <text:p text:style-name="P1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7"/>
      <text:p text:style-name="P1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7"/>
      <text:p text:style-name="P17">…</text:p>
      <text:p text:style-name="P17">СИЯНИЕ</text:p>
      <text:p text:style-name="P26">…</text:p>
      <text:p text:style-name="P17"><text:span text:style-name="T13">Оно п</text:span><text:span text:style-name="T10">овсюду. </text:span><text:span text:style-name="T13">Нет верха и низа, нет направлений и расстояний. Нет м</text:span><text:span text:style-name="T10">ыслей. Нет чувств. Нет времени. Есть только бесконечное сияние…</text:span></text:p>
      <text:p text:style-name="P26">.</text:p>
      <text:p text:style-name="P26">Кто я?</text:p>
      <text:p text:style-name="P26">.</text:p>
      <text:p text:style-name="P26">Где я?</text:p>
      <text:p text:style-name="P26">.</text:p>
      <text:p text:style-name="P1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7">Внезапно фигура как будто наклоняется ко мне и почти выкрикивает фразу. Видение рушится, но фраза впечатывается в память:</text:p>
      <text:p text:style-name="P17">- ИДИ В ДРОГОНШТЕРН!</text:p>
      <text:p text:style-name="P17"><text:soft-page-break/></text:p>
      <text:p text:style-name="P17">…</text:p>
      <text:p text:style-name="P17"/>
      <text:p text:style-name="P17">- Я ВСПОМНИЛ! ВСПОМНИЛ! ДРОГОНШТЕРН!!! - я хлопнул себя по лбу. - Мне нужно попасть в Дрогонштерн!</text:p>
      <text:p text:style-name="P17"/>
      <text:p text:style-name="P17">Поняха закатила глаза и стукнулась лбом о камень.</text:p>
      <text:p text:style-name="P17">- <text:span text:style-name="T16">Я ЖЕ ПРЕДУПРЕЖДАЛА, ПОТИШЕ!!!</text:span> - заорала понька. - Что за тупой <text:span text:style-name="T5">индивид</text:span> попался!</text:p>
      <text:p text:style-name="P17"/>
      <text:p text:style-name="P17">Снаружи беспокойно завозились, что-то неразборчиво запыхтели и внезапно валун, под которым мы прятались, вознёсся над нашими головами.</text:p>
      <text:p text:style-name="P17">Поняха бросилась на меня, сбив с ног и закрыв телом и крыльями.</text:p>
      <text:p text:style-name="P17"/>
      <text:p text:style-name="P1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7">- А как же ты? Он же съест тебя?</text:p>
      <text:p text:style-name="P17">- Не беспокойся, я в последний момент извернусь и улечу. Действуй!</text:p>
      <text:p text:style-name="P17"/>
      <text:p text:style-name="P1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7"/>
      <text:p text:style-name="P17">- <text:span text:style-name="T16">ВИЖУ СБЕЖАВШИЙ ВЧЕРАШНИЙ ОБЕД. ЕЩЁ НЕ ПРОТУХ. ХОРОШО.</text:span></text:p>
      <text:p text:style-name="P20"/>
      <text:p text:style-name="P21">- Ну так и жри, пока не скисло! - заорала поняха, повернув к нему голову.</text:p>
      <text:p text:style-name="P21"/>
      <text:p text:style-name="P21">- <text:span text:style-name="T16">ОН ЕЩЁ И РУГАЕТСЯ,</text:span> - недовольно заметил дракон. - <text:span text:style-name="T16">СЛИШКОМ СЫРОЙ</text:span>. <text:span text:style-name="T16">НАДО ПРОЖАРИТЬ.</text:span></text:p>
      <text:p text:style-name="P21">Внезапно он открыл пасть и к нам устремился поток зелёного пламени.</text:p>
      <text:p text:style-name="P21">Пегаска пискнула и прижалась ко мне покрепче. Я завороженно смотрел навстречу гибели…</text:p>
      <text:p text:style-name="P21"/>
      <text:p text:style-name="P2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1"/>
      <text:p text:style-name="P21"><text:soft-page-break/>- Бежим! - пегаска вскочила и указала направление. Я припустил со всех ног. Безумие последнего часа выбило из меня способность мыслить.</text:p>
      <text:p text:style-name="P21"/>
      <text:p text:style-name="P21">… И потому я остановился у края пропасти, руководствуясь исключительно рефлексами.</text:p>
      <text:p text:style-name="P21">Пару камешек сорвалось у меня из-под ноги и скрылось в голубоватой дымке. Я перевёл дух.</text:p>
      <text:p text:style-name="P21"/>
      <text:p text:style-name="P21">- Почему остановился?!! Прыгай! - пегаска остановилась рядом и указала копытом прямо вниз. - Прыгай, если хочешь жить!</text:p>
      <text:p text:style-name="P21"><text:s/></text:p>
      <text:p text:style-name="P21"><text:span text:style-name="T16">- НЕНАВИЖУ ПОНЯЧЬЮ МАГИЮ! НЕ ВЫНОШУ ПОНИ!!! ВИДЕТЬ ИХ БОЛЬШЕ НЕ ХОЧУ В СВОЁМ ГНЕЗДЕ!</text:span> - орал Агамемнон, протирая глаза.</text:p>
      <text:p text:style-name="P21"/>
      <text:p text:style-name="P21">Я молча стоял и смотрел вниз, хлопая глазами. </text:p>
      <text:p text:style-name="P21">Пегаска всё поняла. Она присела, как будто готовясь к прыжку. Я сделал маленький шажок назад, не желая прыгать.</text:p>
      <text:p text:style-name="P2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1"/>
      <text:p text:style-name="P2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1">Довольно скоро я оказался в захвате передних ноги пегаски и к моим воплям присоединился её протяжный визг.</text:p>
      <text:p text:style-name="P21"/>
      <text:p text:style-name="P22">- <text:span text:style-name="T32">А-А-А-А-А-А-А-А-А-А!!!</text:span></text:p>
      <text:p text:style-name="P22"/>
      <text:p text:style-name="P22"><text:span text:style-name="T32">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9">…</text:p>
      <text:p text:style-name="P18"/>
      <text:p text:style-name="P14">- Да ты совсем чокнулась, коняга долбанутая! - заорал я, как только вынырнул, - я же мог разбиться!!!</text:p>
      <text:p text:style-name="P1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4"/>
      <text:p text:style-name="P14">Пегаска сникла.</text:p>
      <text:p text:style-name="P14"><text:soft-page-break/>- Не могла…</text:p>
      <text:p text:style-name="P14">Она молча, не попытавшись смахнуть воду, отвернулась и развернула <text:span text:style-name="T18">правое </text:span>крыло. Где-то на половине длины второго сустава оно безжизненно свисало под неестественным углом.</text:p>
      <text:p text:style-name="P14">- Если бы могла летать - не задержалась бы в гнезде Агамемнона… Сломала вчера на вираже, когда уходила от погони.</text:p>
      <text:p text:style-name="P14"/>
      <text:p text:style-name="P14">У меня пересохло в горле.</text:p>
      <text:p text:style-name="P14"><text:span text:style-name="T2">- </text:span><text:span text:style-name="T3">Так ты тащила меня со сломаным крылом? </text:span><text:span text:style-name="T2">А как же..? Ох… - я хотел было спросить, </text:span><text:span text:style-name="T4">как она планировала уходить от Агамемнона</text:span><text:span text:style-name="T2">, но запнулся.</text:span></text:p>
      <text:p text:style-name="P17"/>
      <text:p text:style-name="P17">Иногда ты довольно туго соображаешь, чувак! Жертвенность этой пон<text:span text:style-name="T32">яхи</text:span> заслуживает большей награды, чем ты можешь дать сейчас.</text:p>
      <text:p text:style-name="P17"/>
      <text:p text:style-name="P17">Я примирительно потрепал пегаску по голубой гриве и неумело погладил по крупу, стряхивая воду.</text:p>
      <text:p text:style-name="P17">- Извини, подруга. Я ступил.</text:p>
      <text:p text:style-name="P17"/>
      <text:p text:style-name="P14">Та немедленно повернулась. <text:span text:style-name="T32">Одно движение ноги стёрло слёзы с носа </text:span>и по улыбке во всю ширину мордахи я понял, что прощён.</text:p>
      <text:p text:style-name="P14"/>
      <text:p text:style-name="P1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4">- Да уж, - я поёжился, - твой дедушка тобой гордился бы.</text:p>
      <text:p text:style-name="P1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4"/>
      <text:p text:style-name="P14">Я присвистнул.</text:p>
      <text:p text:style-name="P14">- Фигасе у тебя был дедуля. Как ты вообще выжила?</text:p>
      <text:p text:style-name="P14">Пегаска смутилась.</text:p>
      <text:p text:style-name="P1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4"><text:line-break/>Я попытался подбодрить лошадку и похлопал её по шее.</text:p>
      <text:p text:style-name="P14">- Не грусти. Крыло заживёт и ты снова будешь летать наперегонки с дедом! Или падать – что больше нравится.</text:p>
      <text:p text:style-name="P14"/>
      <text:p text:style-name="P14"><text:soft-page-break/>У пегаски задрожали губы и уголки глаз подозрительно заблестели.</text:p>
      <text:p text:style-name="P14">- Не получится. Никогда-никогда. Он однажды улетел разгонять грозу и в облаке на полной скорости врезался в гору.</text:p>
      <text:p text:style-name="P14"/>
      <text:p text:style-name="P14">Да уж, чувак, ты умеешь утешать!</text:p>
      <text:p text:style-name="P14"/>
      <text:p text:style-name="P14">Я снова погладил пегаску. Та в ответ неожиданно сильно прижалась ко мне, помогая себе передней ногой.</text:p>
      <text:p text:style-name="P14">- Ай! - я свободной рукой отстранил поняху.</text:p>
      <text:p text:style-name="P14">- И-извини… Я расклеилась. Мне нужно было утешиться. Я думала, ты меня поймешь, - пробормотала пегаска и отвернулась.</text:p>
      <text:p text:style-name="P14">- Да нет, не в том дело.</text:p>
      <text:p text:style-name="P14"/>
      <text:p text:style-name="P14">Я полез рукой под рубашку, нашаривая колющий грудь предмет.</text:p>
      <text:p text:style-name="P14"/>
      <text:p text:style-name="P14">- Ого! Что за хрень?</text:p>
      <text:p text:style-name="P14"/>
      <text:p text:style-name="P1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4"/>
      <text:p text:style-name="P1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4">- Естественно, не пегасье. Это моё украшение. Знать бы только, как оно у меня оказалось!</text:p>
      <text:p text:style-name="P14"/>
      <text:p text:style-name="P14">Я попытался снять цепочку, но не смог взять её в руку. Золотистое сияние охватило мою шею и мягко оттолкнуло руку прочь.</text:p>
      <text:p text:style-name="P14"/>
      <text:p text:style-name="P14">- Чего-о-о?!! Не понял!</text:p>
      <text:p text:style-name="P14"/>
      <text:p text:style-name="P1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4"/>
      <text:p text:style-name="P14">- Кажется, я понимаю, что спасло нас от Агамемнона!</text:p>
      <text:p text:style-name="P14">- Эмм… Ты?</text:p>
      <text:p text:style-name="P14"><text:soft-page-break/></text:p>
      <text:p text:style-name="P14">Пегаска ткнула копытом в украшение. Золотое свечение остановило её ногу в сантиметре от моей груди.</text:p>
      <text:p text:style-name="P14"/>
      <text:p text:style-name="P14">- Я не о том. Вот то золотое марево, которое защитило нас от пламени дракона – это её копыт дело!</text:p>
      <text:p text:style-name="P14">- Её? - я почесал в затылке, - Тогда уже его. Украшение – оно. Блин, щекочется – а я даже снять его не могу!</text:p>
      <text:p text:style-name="P14">- Её. <text:s/>Украшение – кобылка, - растолковала пегаска. - Это тебе любой пони скажет.</text:p>
      <text:p text:style-name="P14"/>
      <text:p text:style-name="P1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4">Я вздохнул и спрятал кулон обратно под рубаху.</text:p>
      <text:p text:style-name="P14"/>
      <text:p text:style-name="P14">- В общем, попытка номер два.</text:p>
      <text:p text:style-name="P14">- Ась? - недоумённо спросила пегаска.</text:p>
      <text:p text:style-name="P14"/>
      <text:p text:style-name="P14">Я в ответ осторожно, не касаясь повреждённого крыла, обнял её и прижал к себе покрепче.</text:p>
      <text:p text:style-name="P14">- Спасибо, что спасла меня. Серьёзно.</text:p>
      <text:p text:style-name="P14"/>
      <text:p text:style-name="P14">Я так и почувствовал, как расслабляется в моих руках поняха, буквально упёршись в меня грудью и положив голову на плечо.</text:p>
      <text:p text:style-name="P14">- Друзья зовут меня Джет.</text:p>
      <text:p text:style-name="P14">- Здорово, Джет! А меня зовут… Эмм…</text:p>
      <text:p text:style-name="P14"/>
      <text:p text:style-name="P14">Блин! Похоже, это ещё одна вещь, которую я не помню.</text:p>
      <text:p text:style-name="P14"/>
      <text:p text:style-name="P14">- Называй меня… Эээ… Хуман! Хуман из племени Хомо Сапиенсов.</text:p>
      <text:p text:style-name="P14">- Привет, Хуман! - пегаска с улыбкой отстранилась и потрясла мою руку, зажав её между копыт.</text:p>
      <text:p text:style-name="P14">- Привет, Джет!</text:p>
      <text:p text:style-name="P14">- Привет, красавчики!</text:p>
      <text:p text:style-name="P15"/>
      <text:p text:style-name="P24">Мы обернулись на голос и узрели с полдюжины копий, чуть ли не уткнувшихся нам в носы…</text:p>
      <text:p text:style-name="P24"/>
      <text:p text:style-name="P25">***</text:p>
      <text:p text:style-name="P15"><text:soft-page-break/></text:p>
      <text:p text:style-name="P24">- Хуман из Хомо Сапиенсов! - возвращает меня к реальности гортанный голос полосатой целительницы, - Ты можешь войти. Пегаска нуждается в тебе.</text:p>
      <text:p text:style-name="P24"/>
      <text:h text:style-name="P86"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86" text:outline-level="2">4</text:h>
      <text:p text:style-name="P24"/>
      <text:p text:style-name="P3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0">…сссшшш… военные расходы стали максимальными за всю историю наблюдения – говорится в ежегодном отчёте международной …шшш… </text:p>
      <text:p text:style-name="P30">…хррршшш… заступил на дежурство девятнадцатый дивизион ПВО дальнего …шшшсссссшшш… </text:p>
      <text:p text:style-name="P30"/>
      <text:p text:style-name="P2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24"/>
      <text:p text:style-name="P30">…шшсссшш… очередное заседание ООН, посвящённое предотвращению эскалации конфликта …хрр…</text:p>
      <text:p text:style-name="P3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0"/>
      <text:p text:style-name="P2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4"/>
      <text:p text:style-name="P19">Близилось время обеда. Я пожал плечами и побрёл в столовку.</text:p>
      <text:p text:style-name="P19"/>
      <text:p text:style-name="P19">…</text:p>
      <text:p text:style-name="P19"><text:soft-page-break/></text:p>
      <text:p text:style-name="P19">-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24"/>
      <text:p text:style-name="P24">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24"/>
      <text:p text:style-name="P24">-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24"/>
      <text:p text:style-name="P24">Диоген прервался, запив булку компотом. Вытерев рот рукавом и высморкавшись в салфетку, он продолжил.</text:p>
      <text:p text:style-name="P24"/>
      <text:p text:style-name="P24">-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4"/>
      <text:p text:style-name="P2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4"/>
      <text:p text:style-name="P2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4"><text:soft-page-break/></text:p>
      <text:p text:style-name="P2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4"/>
      <text:p text:style-name="P2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4"/>
      <text:p text:style-name="P2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4">Крошка не двигалась.</text:p>
      <text:p text:style-name="P24">Я закрыл глаза, прижал пальцы рук к вискам и представил, как крошка поднимается в воздух и…</text:p>
      <text:p text:style-name="P24"/>
      <text:p text:style-name="P24">- Ты чего? У тебя что, голова болит? - Диоген встревожено тряс меня за плечо. - Хочешь леденец? Барбарисовый! Я вчера у Крыса выменял за сигарету.</text:p>
      <text:p text:style-name="P24"/>
      <text:p text:style-name="P24">Я открыл глаза. На месте крошки покоился локоть Диогена. Сам он участливо совал мне под нос леденец.</text:p>
      <text:p text:style-name="P2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4"/>
      <text:p text:style-name="P24">- Нет, всё в порядке, продолжай.</text:p>
      <text:p text:style-name="P24">-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text:soft-page-break/>случится изобретение паровой машины и сопутствующая ей научно-техническая революция, то нечто похожее встретится и там!!!</text:p>
      <text:p text:style-name="P24">Я вытер брызги слюны Диогена со лба.</text:p>
      <text:p text:style-name="P24"/>
      <text:p text:style-name="P24">- А война? - я отчаянно искал повод свалить в палату. Мне хотелось спать.</text:p>
      <text:p text:style-name="P24">- Что – война?</text:p>
      <text:p text:style-name="P24">- Если у нас произойдёт война – случится ли война в отражении? Скажем, вот в том, далёком – через десять волн?</text:p>
      <text:p text:style-name="P24">-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24"/>
      <text:p text:style-name="P2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4"/>
      <text:p text:style-name="P24">…</text:p>
      <text:p text:style-name="P24"/>
      <text:p text:style-name="P24">- Дедлайн, танцуй! - судья Дредд окликнул меня на входе в палату.</text:p>
      <text:p text:style-name="P24"/>
      <text:p text:style-name="P24">Я повернул голову.</text:p>
      <text:p text:style-name="P24"/>
      <text:p text:style-name="P24">- Ты же не хотел переезжать в четвёртую палату? Так вот, перевод отменяется. Остаёшься в третьей своих пауков разводить.</text:p>
      <text:p text:style-name="P24"/>
      <text:p text:style-name="P24">“Неужто Алекс замолвил за меня словечко?” - пронеслось у меня в мыслях. - “Расстались мы с ним не на хорошей ноте. Что он потребует взамен?”</text:p>
      <text:p text:style-name="P24">- Да не смотри ты на меня, как кролик на удава! - отмахнулся Дредд, - новенький умер. Сегодня утром. Я как раз на утреннем осмотре был.</text:p>
      <text:p text:style-name="P24"/>
      <text:p text:style-name="P24">У меня перехватило дыхание.</text:p>
      <text:p text:style-name="P24"/>
      <text:p text:style-name="P24">- От чего он умер?</text:p>
      <text:p text:style-name="P2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4"><text:soft-page-break/></text:p>
      <text:p text:style-name="P25">***</text:p>
      <text:p text:style-name="P24"/>
      <text:p text:style-name="P24">- Джет… - шепчу я тихонько.</text:p>
      <text:p text:style-name="P24"/>
      <text:p text:style-name="P24">Комок под серым пледом слабо шевелится.</text:p>
      <text:p text:style-name="P24"/>
      <text:p text:style-name="P24">- Она очень слаба. Разговаривай с ней не более четверти часа, Хуман из Хомо Сапиенсов. Время пошло.</text:p>
      <text:p text:style-name="P24"/>
      <text:p text:style-name="P24">Зеррика ставит на полку возле кровати песочные часы и выходит.</text:p>
      <text:p text:style-name="P24"/>
      <text:p text:style-name="P24">- Джет!</text:p>
      <text:p text:style-name="P24">Из-под одеяла высовывается копыто и затаскивает мою руку под одеяло. К руке прижимается что-то тёплое и влажное.</text:p>
      <text:p text:style-name="P24">Я осторожно стаскиваю одеяло с пегаски. Та лежит на животе, вся спина перебинтована. Джет прижимает мою руку к заплаканной щеке.</text:p>
      <text:p text:style-name="P24"/>
      <text:p text:style-name="P2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4"/>
      <text:p text:style-name="P24">Я ногой придвигаю к кровати стул и сажусь на него. Свободной рукой треплю пегаску между ушами.</text:p>
      <text:p text:style-name="P24"/>
      <text:p text:style-name="P2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4"><text:s/></text:p>
      <text:p text:style-name="P2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4"/>
      <text:p text:style-name="P2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4"/>
      <text:p text:style-name="P2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4"/>
      <text:p text:style-name="P24"><text:soft-page-break/>Я шутливо сжимаю её нос. </text:p>
      <text:p text:style-name="P24"/>
      <text:p text:style-name="P2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4">- Это уже мои проблемы.</text:p>
      <text:p text:style-name="P24">- <text:s/>Зато я отлично умею готовить гороховый суп. Кстати, а что такое “суицид”? - спрашивает пегаска сонным голосом и зевает.</text:p>
      <text:p text:style-name="P24"/>
      <text:p text:style-name="P24">Я задумываюсь. В полумраке палатки тускло блестят доспехи Джет, сваленные кучей в углу.</text:p>
      <text:p text:style-name="P2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4"/>
      <text:p text:style-name="P24">- Хррр… я поняла… я буду бороться до конца… Хум… хррр…</text:p>
      <text:p text:style-name="P24"/>
      <text:p text:style-name="P24">- Хуман из Хомо Сапиенсов! Пора заканчивать визит.</text:p>
      <text:p text:style-name="P24"/>
      <text:p text:style-name="P24">Полог палатки раздвигается и Зеррика показывает мне копытом на часы, в которых пересыпаются последние песчинки.</text:p>
      <text:p text:style-name="P24">Я осторожно высвобождаю руку из захвата спящей Джет и поправляю ей одеяло.</text:p>
      <text:p text:style-name="P24"/>
      <text:p text:style-name="P24">- Когда она встанет на ноги?</text:p>
      <text:p text:style-name="P24">- Н<text:span text:style-name="T5">едели </text:span>будет достаточно, Хуман. Пегасы - крепкие создания. Ты можешь оставаться с нами до её выздоровления.</text:p>
      <text:p text:style-name="P24">- Спасибо вам. За всё. За Джет.</text:p>
      <text:p text:style-name="P24"/>
      <text:p text:style-name="P24">Зебра косит на меня изумрудным глазом.</text:p>
      <text:p text:style-name="P24"/>
      <text:p text:style-name="P2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4"/>
      <text:p text:style-name="P24">Я неверяще смотрю на Зеррику.</text:p>
      <text:p text:style-name="P24"/>
      <text:p text:style-name="P24">- Вы знали, что у Джет отвалится крыло и я буду мешать ей прыгнуть с обрыва?</text:p>
      <text:p text:style-name="P24"><text:soft-page-break/></text:p>
      <text:p text:style-name="P24">Зебра смущается.</text:p>
      <text:p text:style-name="P24"/>
      <text:p text:style-name="P2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4">- Что за миссия? Я не то, что какую-то миссию – я не знаю даже, как меня зовут!</text:p>
      <text:p text:style-name="P24"/>
      <text:p text:style-name="P24">Зеррика сочувствующе кивает.</text:p>
      <text:p text:style-name="P24"/>
      <text:p text:style-name="P2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4"/>
      <text:p text:style-name="P24">…</text:p>
      <text:p text:style-name="P24"/>
      <text:p text:style-name="P2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4"/>
      <text:p text:style-name="P24">- А, Большой М’боно! - приветствует меня Сенбе скрипучим голосом. - Заходи. Сенбе ждал тебя.</text:p>
      <text:p text:style-name="P24"/>
      <text:p text:style-name="P24">Зебра указывает копытом на мешок рядом. Я присаживаюсь. Зеррика почтительно склоняет голову перед старейшиной и <text:span text:style-name="T18">выходит из палатки</text:span>. Ящерица не мигая <text:s/>смотрит на нас из-под потолка.</text:p>
      <text:p text:style-name="P24"/>
      <text:p text:style-name="P24">- Почему ты зовёшь меня “Большой М’боно”? О какой ещё миссии вы говорите? Что ты узнал о мне прошлой весной? Каким хером я тут очутился? Кто я <text:span text:style-name="T18">такой</text:span>, чёрт меня подери <text:span text:style-name="T18">на мальтийский крест</text:span>?</text:p>
      <text:p text:style-name="P24"/>
      <text:p text:style-name="P24">Сенбе поднимает копыто, останавливая поток сознания.</text:p>
      <text:p text:style-name="P24"/>
      <text:p text:style-name="P24">- Слишком много вопросов для старого <text:span text:style-name="T18">шамана</text:span>. Большой М’боно слишком молод и зол. Совсем как Сенбе, когда он сам был молод, - с<text:span text:style-name="T18">тарейшина </text:span>усмехнулся. <text:span text:style-name="T18">- Сенбе прочитает тебе то, что сам узнал полгода назад во сне. Не спрашивай ни о чём сверх того. Сенбе не ответит — сам не знает.</text:span></text:p>
      <text:p text:style-name="P15">&lt;расписать больше быта у Сенбе&gt;</text:p>
      <text:p text:style-name="P31"><text:soft-page-break/>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4"/>
      <text:p text:style-name="P25">***</text:p>
      <text:p text:style-name="P24">&lt;<text:span text:style-name="T5">ывкпвпекываукпеыварпевыаерпкув</text:span>&gt;</text:p>
      <text:p text:style-name="P65"/>
      <text:p text:style-name="P25">***</text:p>
      <text:p text:style-name="P24"/>
      <text:p text:style-name="P24">Сенбе захлопывает книгу.</text:p>
      <text:p text:style-name="P24"/>
      <text:p text:style-name="P24">- Большой Мбоно доволен? Сенбе ответил на твои вопросы?</text:p>
      <text:p text:style-name="P24">- Вполне, - с каменным лицом говорю я.</text:p>
      <text:p text:style-name="P2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4"/>
      <text:h text:style-name="P86"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5">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text:soft-page-break/>-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86" text:outline-level="2">5</text:h>
      <text:p text:style-name="P24">&lt;глава с фейковым Диалогом с Терминатором должна быть ПОСЛЕ договорённости с Крысом о побеге&gt;</text:p>
      <text:p text:style-name="P2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4"/>
      <text:p text:style-name="P1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4">Два года</text:span><text:span text:style-name="T1"> прошло со времени моего последнего Урока, но я отлично помню процедуру приветствия. Опыт не пропьёшь.</text:span></text:p>
      <text:p text:style-name="P24"/>
      <text:p text:style-name="P6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15"/>
      <text:p text:style-name="P2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4">Что ж. Обманывать нехорошо, но для дела – можно.</text:p>
      <text:p text:style-name="P15">&lt;более детальное описание начала диалога. Сам диалог развернуть&gt;</text:p>
      <text:p text:style-name="P24"><text:soft-page-break/>- Как мне звать тебя, учитель? - прошептал я ему на ухо. - Я желаю взять урок.</text:p>
      <text:p text:style-name="P15"/>
      <text:p text:style-name="P24">Зрачки Терминатора застыли. Губы замерли. Казалось, он перестал дышать.</text:p>
      <text:p text:style-name="P24">Прошли бесконечные полминуты, когда губы Терминатора дёрнулись.</text:p>
      <text:p text:style-name="P24"/>
      <text:p text:style-name="P24">- Оператор 34. Я готов учить тебя, Хэвэн, - прошептал он в ответ.</text:p>
      <text:p text:style-name="P24">- Приветствие принято, оператор 34. Начинаем диалог.</text:p>
      <text:p text:style-name="P24"/>
      <text:p text:style-name="P24">Секунды сгорали одна за другой, как мотыльки в костре. Вопросы следовали один за другим в быстрой последовательности.</text:p>
      <text:p text:style-name="P24"/>
      <text:p text:style-name="P24">- До какого уровня ты дошёл, прежде чем сгорел?</text:p>
      <text:p text:style-name="P24">- До восьмого.</text:p>
      <text:p text:style-name="P24">- Как уцелеть на шестом уровне?</text:p>
      <text:p text:style-name="P24">- &lt;<text:span text:style-name="T5">sdfg</text:span>&gt;</text:p>
      <text:p text:style-name="P24">- Как ты прошёл седьмой уровень?</text:p>
      <text:p text:style-name="P24">- Пожертвовал &lt;<text:span text:style-name="T5">двадцатью годами воспоминаний</text:span>&gt;</text:p>
      <text:p text:style-name="P24">- Чего опасаться на восьмом?</text:p>
      <text:p text:style-name="P24"/>
      <text:p text:style-name="P2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4"/>
      <text:p text:style-name="P24">- Любви. Опасайся её любви.</text:p>
      <text:p text:style-name="P24"/>
      <text:p text:style-name="P24">Терминатор откинулся на койку и закрыл его глаза.</text:p>
      <text:p text:style-name="P24"/>
      <text:p text:style-name="P24">- Сессия завершается, оператор 34. Закрываю диалог, - поспешно прошептал я.</text:p>
      <text:p text:style-name="P24">- До свидания, Хэвэн. Диалог закрыт, - с закрытыми глазами пробормотал Терминатор.</text:p>
      <text:p text:style-name="P24"/>
      <text:p text:style-name="P24">…</text:p>
      <text:p text:style-name="P24"/>
      <text:p text:style-name="P24">Белые чёрточки нарезали небо тонкими полосками. Восемь параллельных инверсионных следов, расползающихся ватными дорожками.</text:p>
      <text:p text:style-name="P24"><text:soft-page-break/>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4"/>
      <text:p text:style-name="P24">Я протянул руку и подкрутил ручку настройки ретранслятора. Пыльный ящик разразился очередной порцией свистов.</text:p>
      <text:p text:style-name="P24"/>
      <text:p text:style-name="P30">…ccшшш… могут быть спокойны - звено истребителей с самолётом аэроразведки АВАКС патрулируют небо над столицей. <text:span text:style-name="T17">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0"/>
      <text:p text:style-name="P19">Гул столовой заглушил хрип древнего аппарата.</text:p>
      <text:p text:style-name="P24"/>
      <text:p text:style-name="P25">***</text:p>
      <text:p text:style-name="P24"/>
      <text:p text:style-name="P24">- Чешется! - Джет ожесточённо трётся об меня спиной, высунув язык от удовольствия.</text:p>
      <text:p text:style-name="P24">- Да погоди ты! - я отпихиваю пегаску, - Потерпи два дня. Снимут бинты – тогда хоть до дыр чеши!</text:p>
      <text:p text:style-name="P24">- ЧЕ-ШЕТ-СЯ!!! - Джет с совершенно безумными глазами начинает чесаться о центральный столб палатки.</text:p>
      <text:p text:style-name="P24"/>
      <text:p text:style-name="P24">Тот явно не рассчитан на столь энергичных пациентов. Коротко треснув, столб валится набок, потянув за собой всё остальное.</text:p>
      <text:p text:style-name="P24"/>
      <text:p text:style-name="P24">- А х ты ж ё…!! - рухнувший полог палатки заглушает мои ругательства.</text:p>
      <text:p text:style-name="P24"/>
      <text:p text:style-name="P24">Изрядно пробарахтавшись в складках плотной ткани, я, наконец, прорываюсь на свободу.</text:p>
      <text:p text:style-name="P24"/>
      <text:p text:style-name="P2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4"/>
      <text:p text:style-name="P2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4">- ЭТО Я!!! Я САМА ОСВОБОДИЛАСЬ! - орёт Джет, - МНЕ НАДО!!!</text:p>
      <text:p text:style-name="P24"/>
      <text:p text:style-name="P2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4"><text:soft-page-break/></text:p>
      <text:p text:style-name="P2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4"/>
      <text:p text:style-name="P24">Джет моментально замирает.</text:p>
      <text:p text:style-name="P24"/>
      <text:p text:style-name="P24">- Эээ… Ооо… Упс… Н-наденьте на меня, пожалуйста, бандажи… И привяжите к кровати – я не ручаюсь, что во сне не сорву их.</text:p>
      <text:p text:style-name="P24"/>
      <text:p text:style-name="P24">Зеррика фейсхуфит. Потом воздевает глаза к потолку. Потом вздыхает.</text:p>
      <text:p text:style-name="P24"/>
      <text:p text:style-name="P2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4"/>
      <text:p text:style-name="P24">…</text:p>
      <text:p text:style-name="P24"/>
      <text:p text:style-name="P2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4"/>
      <text:p text:style-name="P24">- Поправь меня! Мне солнце прям в глаз светит!</text:p>
      <text:p text:style-name="P24"/>
      <text:p text:style-name="P24">Я пододвигаю крестовину.</text:p>
      <text:p text:style-name="P24"/>
      <text:p text:style-name="P24">- Итак, поехал он за аленьким цветочком.&lt;<text:span text:style-name="T5">шутливая </text:span><text:span text:style-name="T14">история</text:span>&gt;</text:p>
      <text:p text:style-name="P24"/>
      <text:h text:style-name="P86" text:outline-level="2">5.5</text:h>
      <text:p text:style-name="P1"/>
      <text:p text:style-name="P2">(обмен)</text:p>
      <text:p text:style-name="P2">&lt;<text:span text:style-name="T5">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oft-page-break/><text:span text:style-name="T5">&lt;Сцена с голым Аноном и Луной</text:span>&gt;</text:p>
      <text:p text:style-name="P1"/>
      <text:h text:style-name="P86" text:outline-level="2">6</text:h>
      <text:p text:style-name="P24"/>
      <text:p text:style-name="P24">Столовая гудела в обсуждении последн<text:span text:style-name="T62">их </text:span>новост<text:span text:style-name="T62">ей</text:span> снаружи: <text:span text:style-name="T62">введения комендантского часа и </text:span>перехода на продуктовые карточки.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5">расписать нагнетание предвоенной атморсферы</text:span>&gt;</text:p>
      <text:p text:style-name="P24">Я выкинул одноразовые тарелки в мусорный бак и собрался уходить, когда меня окликнули.</text:p>
      <text:p text:style-name="P24"/>
      <text:p text:style-name="P24">- Дедлайн, я рассчитал! Рассчитал!</text:p>
      <text:p text:style-name="P24"/>
      <text:p text:style-name="P2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4"/>
      <text:p text:style-name="P24">- Я всё рассчитал! Десять!</text:p>
      <text:p text:style-name="P24"/>
      <text:p text:style-name="P2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4"/>
      <text:p text:style-name="P24">- Идём!</text:p>
      <text:p text:style-name="P24"/>
      <text:p text:style-name="P24">Палата Диогена была через одну с моей – надзирающий санитар Шопен лениво кивнул мне, пропуская внутрь.</text:p>
      <text:p text:style-name="P24">Подойдя к своей койке, Диоген нырнул в тумбочку чуть ли не по пояс.</text:p>
      <text:p text:style-name="P24"/>
      <text:p text:style-name="P24">- Сюда я его положил, лежал же где-то тут… Ага!</text:p>
      <text:p text:style-name="P24"/>
      <text:p text:style-name="P24">Диоген вытащил смятый листок.</text:p>
      <text:p text:style-name="P24"/>
      <text:p text:style-name="P24">- Сегодня ночью пришло вдохновение – рассчитал всё, как ты и спрашивал! Через десять волн – десять миллионов!</text:p>
      <text:p text:style-name="P2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4"><text:soft-page-break/></text:p>
      <text:p text:style-name="P2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5">расписать</text:span>&gt;</text:p>
      <text:p text:style-name="P2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4">…</text:p>
      <text:p text:style-name="P2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4"/>
      <text:p text:style-name="P2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4"/>
      <text:p text:style-name="P2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4"/>
      <text:p text:style-name="P25">***</text:p>
      <text:p text:style-name="P24"/>
      <text:p text:style-name="P24">- Четыре! Три! Два! Один! Снимай, - кивает мне Зеррика.</text:p>
      <text:p text:style-name="P24"/>
      <text:p text:style-name="P24">Я сдёргиваю разрезанные остатки повязки с Джет. Та уже стоит на полусогнутых, ожидая возможности как следует почесаться.</text:p>
      <text:p text:style-name="P24">- И-и-и-й-е-е-ех!</text:p>
      <text:p text:style-name="P24"/>
      <text:p text:style-name="P24">Одним прыжком Джет достигает ближайшей сосны и разворачивается к ней спиной. Выгибается, <text:s/>топает в предвкушении копытом и…</text:p>
      <text:p text:style-name="P24">И замирает..</text:p>
      <text:p text:style-name="P24">…</text:p>
      <text:p text:style-name="P24">- Джет, ты чего?</text:p>
      <text:p text:style-name="P24"/>
      <text:p text:style-name="P24">На лице пегаски появляется глупое выражение. Она словно прислушивается к чему-то внутри неё.</text:p>
      <text:p text:style-name="P24"><text:soft-page-break/>Потом её мордаха несмело озаряется улыбкой. А за её спиной…</text:p>
      <text:p text:style-name="P24"/>
      <text:p text:style-name="P24">- Э-э-э… Что за… ?</text:p>
      <text:p text:style-name="P24"/>
      <text:p text:style-name="P2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5">равое</text:span> крыло – пегасье, голубое с перьями, а <text:s/><text:span text:style-name="T5">левое</text:span> – чёрное, кожистое и перепончатое, с кривым когтем на сгибе последнего сустава…</text:p>
      <text:p text:style-name="P24"/>
      <text:p text:style-name="P24">- Какого фига?! - Джет недоумённо смотрит на левое, потом осторожно захватывает зубами коготь и дёргает.</text:p>
      <text:p text:style-name="P24">- Ай!</text:p>
      <text:p text:style-name="P2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4">- Что вы с ней сделали? - встреваю я. - Что это за уродское крыло?</text:p>
      <text:p text:style-name="P2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4"/>
      <text:p text:style-name="P24">- О-ФИ-ГЕТЬ! - Джет чешет когтем спину и её лицо расплывается в блаженстве. - Кру-у-уть!</text:p>
      <text:p text:style-name="P24">- Не забывай, юная пегаска: летать тебе можно только через неделю. <text:span text:style-name="T18">И никакого подъёма грузов в течении полугода -</text:span> <text:span text:style-name="T18">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4">- ХА-РА-ШО!!! - Джет подпрыгивает и мчится в долину, сбивая грудью полевые цветы.</text:p>
      <text:p text:style-name="P24"/>
      <text:p text:style-name="P2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4">Определённо, ты в долгу перед зебрами, Хуман!</text:p>
      <text:p text:style-name="P24"/>
      <text:p text:style-name="P24">- Спасибо тебе, Зеррика! Всем вам спасибо! За мной должок, - обращаюсь я к ней через плечо…</text:p>
      <text:p text:style-name="P24"/>
      <text:p text:style-name="P24">… Рядом со мной – никого. Лишь тёплый воздух дует мне в ответ и из долины доносятся радостные взвизги дурачащейся Джет.</text:p>
      <text:p text:style-name="P24"><text:soft-page-break/>Как будто прошёл сон длиной в две недели, начавшийся кошмаром, но закончивш<text:span text:style-name="T18">и</text:span>йся солнцем и одуванчиками.</text:p>
      <text:p text:style-name="P24">Я спустился в долину и составил компанию пегаске.</text:p>
      <text:p text:style-name="P24"/>
      <text:h text:style-name="P86" text:outline-level="2">7</text:h>
      <text:p text:style-name="P24"/>
      <text:p text:style-name="P24">- Крыс! Эй, Крыс!</text:p>
      <text:p text:style-name="P3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4"><text:span text:style-name="T1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1">&lt;</text:span><text:span text:style-name="T19">попсой ТОЙ СТОРОНЫ</text:span><text:span text:style-name="T21">&gt;</text:span><text:span text:style-name="T18"> обнаружили — беднягу чуть инфаркт не схватил.</text:span></text:p>
      <text:p text:style-name="P31"/>
      <text:p text:style-name="P31">Выменять у Крыса хабар у нас означает «добыть». Где добывает хабар сам Крыс, остаётся загадкой. Хотя у меня были подозрения на сей счёт.</text:p>
      <text:p text:style-name="P31"/>
      <text:p text:style-name="P31">- Стой, не уходи, дело есть, - я схватил Крыса за плечо.</text:p>
      <text:p text:style-name="P31"/>
      <text:p text:style-name="P31">Тот хмуро зыркнул на меня и скинул руку.</text:p>
      <text:p text:style-name="P31"/>
      <text:p text:style-name="P31">- Чего тебе? Решил долг вернуть?</text:p>
      <text:p text:style-name="P3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1">-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1"/>
      <text:p text:style-name="P3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1"/>
      <text:p text:style-name="P31">- Да ладно! - не поверил Крыс, осторожно понюхав пробку бутылки. - Джек Дэниэлс ориджинал! Ты, случаем, не Санта Клаус?</text:p>
      <text:p text:style-name="P31">- Это только задаток. Слушай сюда...</text:p>
      <text:p text:style-name="P24"/>
      <text:h text:style-name="P87" text:outline-level="2"><text:soft-page-break/>***</text:h>
      <text:p text:style-name="P31"/>
      <text:p text:style-name="P31">Джет прислушивается, оттопырив уши вперёд.</text:p>
      <text:p text:style-name="P31"/>
      <text:p text:style-name="P31">- Там треснула ветка! Я точно слышала!</text:p>
      <text:p text:style-name="P31">- Да ладно тебе, Джет! Мы давным-давно оторвались от твердолобов — иначе за две недели у зебр они бы нас настигли.</text:p>
      <text:p text:style-name="P31"/>
      <text:p text:style-name="P3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1"/>
      <text:p text:style-name="P31">- Хмм!</text:p>
      <text:p text:style-name="P31"/>
      <text:p text:style-name="P3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1">Наконец пегаска приземляется.</text:p>
      <text:p text:style-name="P31"/>
      <text:p text:style-name="P31">- Показалось.</text:p>
      <text:p text:style-name="P31"/>
      <text:p text:style-name="P31">Мы продолжаем идти вдоль обрыва.</text:p>
      <text:p text:style-name="P31">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1"/>
      <text:p text:style-name="P3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1"/>
      <text:p text:style-name="P31">Я вздыхаю.</text:p>
      <text:p text:style-name="P31">Толчок возвращает меня к действительности. Я натыкаюсь на круп пегаски, настороженно вглядывающейся в заросли можжевельника.</text:p>
      <text:p text:style-name="P31"><text:soft-page-break/></text:p>
      <text:p text:style-name="P31">- Хум, там кто-то пялится на нас! Готова спорить на маховое перо!</text:p>
      <text:p text:style-name="P31">- Да брось, Джет, ты уже проверила все окрестности.</text:p>
      <text:p text:style-name="P31"/>
      <text:p text:style-name="P31">Я хлопаю пегаску по крупу, побуждая двигаться дальше. Та вместо этого снова взмывает над деревьями.</text:p>
      <text:p text:style-name="P31"/>
      <text:p text:style-name="P6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64">Меня озаряет.</text:p>
      <text:p text:style-name="P31"/>
      <text:p text:style-name="P31">Пегаска! Дельтаплан! Пегаска!</text:p>
      <text:p text:style-name="P31"/>
      <text:p text:style-name="P31">С дьявольским хохотом я потираю руки и иду навстречу приземлившейся Джет. Та недоумённо смотрит на меня, склонив голову и насторожив уши.</text:p>
      <text:p text:style-name="P3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1">Дрогонштерн темнеет в лучах заката. </text:p>
      <text:p text:style-name="P31"/>
      <text:h text:style-name="P86" text:outline-level="2">8</text:h>
      <text:p text:style-name="P31"/>
      <text:p text:style-name="P31">Я ожидал в тёмном санузле уже час. Крыс материализовался из мрака словно <text:span text:style-name="T58">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1">Крыс втолкнул меня в каморку, закрыл за собой дверь и <text:span text:style-name="T58">заблокировал её, вставив в ручку веник</text:span>. После чего включил свет.</text:p>
      <text:p text:style-name="P31">Тусклая лампочка осветила фаянсовый стульчак запасного туалета, груду измятых вёдер, веников и швабр.</text:p>
      <text:p text:style-name="P31"/>
      <text:p text:style-name="P31">- Ты сделал куклу? - шёпотом спросил Крыс.</text:p>
      <text:p text:style-name="P31">- Скрутил из полотенец, <text:span text:style-name="T58">ведра</text:span> и второй подушки. Под одеялом от <text:span text:style-name="T58">человека</text:span> не отличить.</text:p>
      <text:p text:style-name="P31">- Хорошо.</text:p>
      <text:p text:style-name="P31"><text:soft-page-break/></text:p>
      <text:p text:style-name="P31">Крыс подошёл к унитазу, надавил сразу за ним и вытащил приличный кусок стены прямо с кафельной плиткой.</text:p>
      <text:p text:style-name="P31">За проёмом открылся вертикальный <text:span text:style-name="T24">короб</text:span>. Толстый ствол канализационной трубы и несколько труб потоньше занимали добрую <text:span text:style-name="T58">треть</text:span> <text:span text:style-name="T58">ширины лаза</text:span>.</text:p>
      <text:p text:style-name="P31"/>
      <text:p text:style-name="P32">- Запоминай, Дедлайн, - <text:span text:style-name="T22">торопливо </text:span>зашептал мне в ухо Крыс. - Спу<text:span text:style-name="T23">скайся</text:span> по трубам на второй этаж — ни в коем случае не на первый! <text:span text:style-name="T22">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22">Она ведёт в такую же </text:span>п<text:span text:style-name="T22">о</text:span>дсобку, <text:span text:style-name="T22">как эта. Дверца закрыта снаружи, но открыть её пара пустяков — просто просунь в щель что-нибудь плоское и надави на защёлку.</text:span></text:p>
      <text:p text:style-name="P36">Не пытайся <text:span text:style-name="T62">выйти из парадного входа</text:span>! <text:span text:style-name="T62">Т</text:span>ам на выходе <text:span text:style-name="T62">недавно </text:span>турникет <text:span text:style-name="T62">установили. И вахтёр пасёт круглые сутки</text:span>. Впрочем, тебе это и не надо: выйдя <text:span text:style-name="T59">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59">забор</text:span>. Там в одном месте рядом с оградой растет клён <text:span text:style-name="T59">с </text:span>зарослями <text:span text:style-name="T59">д</text:span>икого винограда. В винограде найдёшь пакет с одеждой. Переоденешься, залезешь на клён, станешь на забор и спрыгнешь с другой стороны. <text:span text:style-name="T59">Обратно — точно так же.</text:span></text:p>
      <text:p text:style-name="P36">Всё, дальше сам. Вернуться должен до <text:span text:style-name="T59">рассвета</text:span>. В конце улицы за углом есть киоск-<text:span text:style-name="T59">автомат</text:span>, где можно купить Джека и сигары. Монте-Кристо, правда, там нет, но купишь самые дорогие из тех, что будут.</text:p>
      <text:p text:style-name="P33"/>
      <text:p text:style-name="P34">Крыс приблизил своё лицо к моему.</text:p>
      <text:p text:style-name="P34"/>
      <text:p text:style-name="P75">- И последнее. Я тебя неплохо знаю, Дедлайн. Ты же добренький. Так вот, если кинешь — <text:span text:style-name="T60">об этом в Чертогах </text:span>Разума <text:span text:style-name="T60">знать будут все. Уж я постараюсь, чтобы знали вообще все — и белые халаты, и овощи</text:span>. <text:span text:style-name="T60">И тебе будет СТЫ-Ы-ЫДНО!</text:span></text:p>
      <text:p text:style-name="P33"/>
      <text:p text:style-name="P78">Мелкие зубы Крыса <text:s/>сверкнули безумной улыбкой в тусклом свете лампочки.</text:p>
      <text:p text:style-name="P35">Я отодвинул его ладонью.</text:p>
      <text:p text:style-name="P35"/>
      <text:p text:style-name="P35">- Не надо. <text:span text:style-name="T25">Если ты действительно меня знаешь, то бояться не должен</text:span>.</text:p>
      <text:p text:style-name="P35"/>
      <text:p text:style-name="P37">Крыс осклабился и хлопнул меня по плечу.</text:p>
      <text:p text:style-name="P37"/>
      <text:p text:style-name="P37">- А я и не боюсь. <text:span text:style-name="T26">З</text:span>аконы жанра обязывают.</text:p>
      <text:p text:style-name="P37"/>
      <text:p text:style-name="P37">Он хохотнул и выскользнул из подсобки.</text:p>
      <text:p text:style-name="P37"/>
      <text:p text:style-name="P37"><text:soft-page-break/>…</text:p>
      <text:p text:style-name="P37"/>
      <text:p text:style-name="P79">Спуститься <text:s/>на второй этаж оказалось не так просто. Осевший на трубе конденсат делал её на ощупь липкой и холодной — <text:span text:style-name="T61">даже сжав её изо всех сил ногами и руками я продолжал по чуть-чуть съезжать вниз</text:span>. <text:span text:style-name="T61">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81"><text:span text:style-name="T6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span></text:p>
      <text:p text:style-name="P8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я провалюсь в <text:s/>тёмный короб дальше, то выбраться самостоятельно буду не в силах – а чём и предупреждал Крыс. И тогда придётся звать на помощь, демаскируя единственный путь во внешний мир.</text:p>
      <text:p text:style-name="P82"/>
      <text:p text:style-name="P76">&lt;<text:span text:style-name="T5">описание прохода наружу</text:span>&gt;<text:span text:style-name="T22">&lt;</text:span><text:span text:style-name="T6">Дедлайн проваливается в самый низ, но поднимается до второго этажа за счёт сверхспособностей</text:span><text:span text:style-name="T22">&gt;</text:span></text:p>
      <text:p text:style-name="P37"/>
      <text:p text:style-name="P38">***</text:p>
      <text:p text:style-name="P38"/>
      <text:p text:style-name="P39"/>
      <text:p text:style-name="P62">Крылатая фигурка у меня на шее сверкает золотом. <text:span text:style-name="T55">Я в последний раз проверяю верёвки, привязывающие Джет к крестовине.</text:span></text:p>
      <text:p text:style-name="P62"/>
      <text:p text:style-name="P39">- <text:span text:style-name="T27">Щекотно! - хихикает пегаска, выгибая спину.</text:span></text:p>
      <text:p text:style-name="P39">- <text:span text:style-name="T27">Не дёргайся! - строго осаживаю я.</text:span></text:p>
      <text:p text:style-name="P39"/>
      <text:p text:style-name="P42"><text:span text:style-name="T29">Мы стоим на</text:span> небольшо<text:span text:style-name="T29">м</text:span> уступ<text:span text:style-name="T30">е, выступающим из травы</text:span> — <text:span text:style-name="T28">крохотной</text:span> копи<text:span text:style-name="T29">и</text:span> обрыва, что начина<text:span text:style-name="T30">ется через пару сотен метров</text:span>. <text:span text:style-name="T38">Прямо под ним настелен полог из еловых веток и сухих листьев.</text:span> <text:span text:style-name="T31">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41">Я пов<text:span text:style-name="T30">орачиваюсь</text:span> к пегаске и продолж<text:span text:style-name="T30">аю</text:span>.</text:p>
      <text:p text:style-name="P41"/>
      <text:p text:style-name="P41">- Итак, наша задача — <text:span text:style-name="T32">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41"/>
      <text:p text:style-name="P43"><text:soft-page-break/>Пегаска так усердно кивает головой, что немедленно трескается затылком о выступающий конец креста.</text:p>
      <text:p text:style-name="P41"/>
      <text:p text:style-name="P41">- <text:span text:style-name="T30">Ну что ж…</text:span></text:p>
      <text:p text:style-name="P41"/>
      <text:p text:style-name="P44">Я отступаю от <text:span text:style-name="T52">края </text:span>уступа для разгона, жестом руки пригласив Джет следовать за мной. Неровный топот, глухие удары и пыхтение слышатся позади.</text:p>
      <text:p text:style-name="P44">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52">уступ</text:span> то одной, то другой стороной. Вид пегаски до того забавный, что я не выдерживаю <text:span text:style-name="T33">и сажусь на камень от смеха</text:span>.</text:p>
      <text:p text:style-name="P44">Джет, не обращая внимания на мой смех, следует дальше и, поравнявшись со мной, хлопает меня перекладиной по макушке.</text:p>
      <text:p text:style-name="P44"/>
      <text:p text:style-name="P44">- <text:span text:style-name="T34">Ай!</text:span></text:p>
      <text:p text:style-name="P44"/>
      <text:p text:style-name="P45">Пегаска немедленно разворачивается и на развороте хлопает меня перекладиной вторично.</text:p>
      <text:p text:style-name="P45">Всё-таки трюк с клоун<text:span text:style-name="T35">ами</text:span> и скамейкой возник не на пустом месте, Хуман!</text:p>
      <text:p text:style-name="P45">Я придерживаю Джет за перекладину.</text:p>
      <text:p text:style-name="P45"/>
      <text:p text:style-name="P45">- Для разгона хватит. Залазь.</text:p>
      <text:p text:style-name="P45"/>
      <text:p text:style-name="P45">Я становлюсь на колени. Джет забирается мне на спину и обхватывает всеми четырьмя <text:span text:style-name="T36">ногами</text:span>. Её дыхание щекочет мне ухо.</text:p>
      <text:p text:style-name="P45"/>
      <text:p text:style-name="P45">- Вид<text:span text:style-name="T37">ал</text:span>а я, как моя подруга вози<text:span text:style-name="T37">т</text:span> на себе всяких хворых зверушек. Но чтоб кто-то возил на себе пони — <text:span text:style-name="T35">это фигня какая-то. Так не должно быть. Это неправильно, - бормочет она.</text:span></text:p>
      <text:p text:style-name="P45">- <text:span text:style-name="T37">Это ненадолго, - успокаиваю я её.</text:span></text:p>
      <text:p text:style-name="P45"/>
      <text:p text:style-name="P46">Перед нами — <text:span text:style-name="T53">двадцать</text:span> метров «взл<text:span text:style-name="T39">ё</text:span>тной полосы», заканчивающейся каменным выступом. Я сжимаю в руках передние ноги Джет, <text:span text:style-name="T39">наклоняюсь вперёд</text:span> и начинаю разгон. <text:span text:style-name="T39">Закреплённые к крестовине крылья пегаски за моей спиной начинают набирать ветер, подобно диковинному дельтаплану.</text:span></text:p>
      <text:p text:style-name="P47">Последние метры остаются за спиной, на краю валуна я что есть силы отталкиваюсь от камня.</text:p>
      <text:p text:style-name="P43"/>
      <text:p text:style-name="P43">- <text:span text:style-name="T39">Ю-ху-у-у!!!</text:span></text:p>
      <text:p text:style-name="P43"/>
      <text:p text:style-name="P47"><text:soft-page-break/>Ноги пегаски сжимают меня железной хваткой. <text:span text:style-name="T40">Крестообразная тень стелется по земле под нами.</text:span> Ромашки и одуванчики несутся навстречу с ошеломляющей скоростью. <text:span text:style-name="T40">Меня охватывает неописуемо волнующее чувство полёта.</text:span></text:p>
      <text:p text:style-name="P47"/>
      <text:p text:style-name="P47">- <text:span text:style-name="T41">О-го-го-о-о-о!!! - восторженно ору я.</text:span></text:p>
      <text:p text:style-name="P43"/>
      <text:p text:style-name="P59">Бабочки и стрекозы в спешке разлетаются, освобождая нам путь. <text:span text:style-name="T42">Как бы в ответ на мой призыв прямо по курсу вырисовывается куст ракитника. Мы несёмся прямо на него.</text:span></text:p>
      <text:p text:style-name="P48"/>
      <text:p text:style-name="P48">- Поворачивай! - кричу я своему летательному аппарату и колбашу ногами воздух в попытке изменить направление движения.</text:p>
      <text:p text:style-name="P48">- Ы-ы-ы, не могу-<text:span text:style-name="T43">у-у</text:span>! Ты крылья привязал! - отзывается Джет <text:span text:style-name="T43">изо всех сил дёргаясь на крестовине</text:span>.</text:p>
      <text:p text:style-name="P43"/>
      <text:p text:style-name="P51">Я рефлекторно пытаюсь вырваться из объятий пегаски, но ноги Джет будто окаменели. Куст совсем близко. <text:span text:style-name="T42">Ветки его дрожат, словно в притворном страхе.</text:span> Я <text:span text:style-name="T44">оставляю попытки вырваться и </text:span>закрываю глаза руками.</text:p>
      <text:p text:style-name="P49">…</text:p>
      <text:p text:style-name="P50">Слышится громкий треск, но удара нет.</text:p>
      <text:p text:style-name="P7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3">…</text:p>
      <text:p text:style-name="P74">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52"><text:s/></text:p>
      <text:p text:style-name="P43">- <text:span text:style-name="T45">Как мы пролетели мимо куста? Я же видел, мы неслись прямо на него! Что это был за треск? Как ты смогла повернуть?</text:span></text:p>
      <text:p text:style-name="P43"/>
      <text:p text:style-name="P52">Джет встаёт с меня и молча поводит крыльями. Половинки крестовины висят на них словно костыли. Стыд заливает моё лицо краской. Я фэйспалмлю.</text:p>
      <text:p text:style-name="P52"/>
      <text:p text:style-name="P53">- <text:span text:style-name="T47">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52">- <text:span text:style-name="T46">Как б</text:span>улыжник с крыльями, - хихикает пегаска. - Надо почаще делать буп. Это круто!</text:p>
      <text:p text:style-name="P52"/>
      <text:p text:style-name="P54">Пегаска тянется ко мне носом, но я отстраняю её. Только лошадиных слюней на фейсе тебе и не хватает до полного счастья, Хуман!</text:p>
      <text:p text:style-name="P54"/>
      <text:p text:style-name="P54"><text:soft-page-break/>Осторожно прощупав заживающее крыло Джет и убедившись, что оно не пострадало, я вытираю пот со лба.</text:p>
      <text:p text:style-name="P54"/>
      <text:p text:style-name="P54">- <text:span text:style-name="T56">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54">- <text:span text:style-name="T56">Неа ,- мотает головой Джет. - Ничего подозрительного. Наверное, то ветер был.</text:span></text:p>
      <text:p text:style-name="P63">Я жму плечами.</text:p>
      <text:p text:style-name="P54">- Будем чинить <text:span text:style-name="T53">крестовину</text:span>. <text:span text:style-name="T53">У</text:span> меня <text:span text:style-name="T53">есть </text:span>идея, как обеспечить манёвренность.</text:p>
      <text:p text:style-name="P54">…</text:p>
      <text:p text:style-name="P53">…</text:p>
      <text:p text:style-name="P53">…</text:p>
      <text:p text:style-name="P55">Два часа спустя мы стоим <text:span text:style-name="T53">на</text:span> знаком<text:span text:style-name="T53">ом</text:span> <text:span text:style-name="T53">валуне</text:span>. <text:span text:style-name="T48">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55"/>
      <text:p text:style-name="P55">- <text:span text:style-name="T48">Предстартовая проверка рулей! - я придерживаю пегаску за ноги и осторожно бегу к краю камня.</text:span></text:p>
      <text:p text:style-name="P56"/>
      <text:p text:style-name="P57">Пегаска маневрирует и я чувствую мягкое давление воздуха, соответствующее наклону свободных кончиков крыльев Джет.</text:p>
      <text:p text:style-name="P57"/>
      <text:p text:style-name="P57">- <text:span text:style-name="T51">Рули работают!</text:span></text:p>
      <text:p text:style-name="P57">- <text:span text:style-name="T49">Отлично! Идём на взлёт! - я ускоряюсь.</text:span></text:p>
      <text:p text:style-name="P57">- <text:span text:style-name="T50">К взлёту готова!</text:span></text:p>
      <text:p text:style-name="P57"/>
      <text:p text:style-name="P58">Пегаска разжимает ноги и съезжает мне с плеч <text:span text:style-name="T50">н</text:span>а спину, где её ноги снова берут меня в мягкий замок.</text:p>
      <text:p text:style-name="P60">Как и в первый раз, меня охватывает восторжённое чувство полёта. Тёплый воздух мягко обдувает нас, <text:span text:style-name="T54">пока Джет делает плавные виражи над травой</text:span>. <text:span text:style-name="T54">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61"/>
      <text:p text:style-name="P61">- Какого чёрта, Джет? Рули левее! - кричу я.</text:p>
      <text:p text:style-name="P61">- Н-не могу… Меня что-то тянет… - сконфуженно отвечает пегаска.</text:p>
      <text:p text:style-name="P61"/>
      <text:p text:style-name="P61">Нас действительно тянет. Облако голубоватого сияния обхват<text:span text:style-name="T57">ывает</text:span> нас и тащит к ракитнику. Ветви его раздвигаются и к нам выходят трое.</text:p>
      <text:p text:style-name="P61"/>
      <text:p text:style-name="P61"><text:soft-page-break/>- Попались, красавчики!</text:p>
      <text:p text:style-name="P60"/>
      <text:h text:style-name="P86" text:outline-level="2">9</text:h>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4"/>
      <text:p text:style-name="P24">&lt;Третья сюжетная линия – Обмен. <text:span text:style-name="T9">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9"/>
      <text:p text:style-name="P1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5"/>
      <text:p text:style-name="P1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5"/>
      <text:p text:style-name="P15">&lt;Ещё одна глава. Больничный быт Дедлайна / Развитие болезни Джет. Одеяло&gt;</text:p>
      <text:p text:style-name="P29">(добавить <text:s/>быта в Чертогах Разума и общения с “овощами”)</text:p>
      <text:p text:style-name="P29"><text:soft-page-break/></text:p>
      <text:p text:style-name="P69"/>
      <text:p text:style-name="P24">пол’т на єкспериментальном образце первой ступени ракеті (остальніе не сделані)</text:p>
      <text:p text:style-name="P24"/>
      <text:p text:style-name="P24">===================================================</text:p>
      <text:p text:style-name="P24">… Вы и есть сопротивление!</text:p>
      <text:p text:style-name="P31">&lt;временная петля&gt;</text:p>
      <text:p text:style-name="P24"/>
      <text:p text:style-name="P24"/>
      <text:p text:style-name="P24"/>
      <text:p text:style-name="P2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5">#$@</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4"/>
      <text:p text:style-name="P24"/>
      <text:p text:style-name="P24"/>
      <text:p text:style-name="P24"/>
      <text:p text:style-name="P2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4"/>
      <text:p text:style-name="P6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65">Действие начинается снова с <text:span text:style-name="T2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6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6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65"><text:soft-page-break/></text:p>
      <text:p text:style-name="P24"/>
      <text:p text:style-name="P26">&lt;<text:span text:style-name="T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6"/>
      <text:p text:style-name="P28"/>
      <text:p text:style-name="P1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5">Шаги Армагеддона;</text:p>
      <text:p text:style-name="P15"/>
      <text:p text:style-name="P15"/>
      <text:p text:style-name="P15">встреча с единорогами</text:p>
      <text:p text:style-name="P1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5">Потом – путешествие на “Хитрожопке”, апгрейд её до дирижабля</text:p>
      <text:p text:style-name="P15"/>
      <text:p text:style-name="P15">=========================================</text:p>
      <text:p text:style-name="P15"/>
      <text:p text:style-name="P1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5"/>
      <text:p text:style-name="P1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5">==========================================</text:p>
      <text:p text:style-name="P13">Анакорн Анону: Что-то мне твоё лицо кажется знакомым. Мы раньше встречались?</text:p>
      <text:p text:style-name="P15">- Каким образом? – усмехнулся Анон.</text:p>
      <text:p text:style-name="P14"><text:soft-page-break/>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4"/>
      <text:p text:style-name="P14">- Как мне звать тебя, Учитель? - прозвучала стандартная фраза начала Диалога, - Я желаю взять у… Ооо!..</text:p>
      <text:p text:style-name="P14"/>
      <text:p text:style-name="P1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4"/>
      <text:p text:style-name="P14">- Мой первый Учитель… Я узнала тебя… Мне тебя не хватало.</text:p>
      <text:p text:style-name="P14"/>
      <text:p text:style-name="P14">Деревья расступились и на поляну вышла Хэвэн.</text:p>
      <text:p text:style-name="P14"/>
      <text:p text:style-name="P14">- Не могу сказать, что это взаимно, Хэв, -<text:span text:style-name="T5">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4"/>
      <text:p text:style-name="P1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4"/>
      <text:p text:style-name="P14"/>
      <text:p text:style-name="P1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4"/>
      <text:p text:style-name="P14">Хэвэн предлагает Дедлайну присесть на пенёк – тот отказывается (подозревает, что это – кресло).</text:p>
      <text:p text:style-name="P14">===============================================</text:p>
      <text:p text:style-name="P14"/>
      <text:p text:style-name="P14">Рэра чуть шевельнула ухом и немедленно открыла один глаз.</text:p>
      <text:p text:style-name="P14"><text:soft-page-break/></text:p>
      <text:p text:style-name="P14">- ПАПА!!! ОН СОГЛАСЕН!!!</text:p>
      <text:p text:style-name="P15"/>
      <text:p text:style-name="P14">&lt;Pornis erectus&gt;</text:p>
      <text:p text:style-name="P14">ТЫ! Я! КРОВАТЬ! БЫСТРО!!! (мамка из табуна Твердолобов)</text:p>
      <text:p text:style-name="P14">.</text:p>
      <text:p text:style-name="P14">.</text:p>
      <text:p text:style-name="P14">.</text:p>
      <text:p text:style-name="P14">&lt;Попадает в табун мамок и тёток, но его спасает Дейдра на Хитрожопке&gt;</text:p>
      <text:p text:style-name="P15">&lt;Хум видит молодую Селестию в латах&gt;</text:p>
      <text:p text:style-name="P15"/>
      <text:p text:style-name="P15"/>
      <text:p text:style-name="P1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4">Я закрыл глаза, запрокинул голову и засмеялся. И смеялся до тех пор, пока сияние не выжгло мне глаза.</text:p>
      <text:p text:style-name="P14">.</text:p>
      <text:p text:style-name="P14">.</text:p>
      <text:p text:style-name="P14">.</text:p>
      <text:p text:style-name="P21"><text:span text:style-name="T8">Сияние. </text:span><text:span text:style-name="T12">Оно п</text:span><text:span text:style-name="T8">овсюду. </text:span><text:span text:style-name="T12">Нет верха и низа, нет направлений и расстояний. Нет м</text:span><text:span text:style-name="T8">ыслей. Нет чувств. Нет времени. Есть только бесконечное сияние.</text:span></text:p>
      <text:p text:style-name="P70">В какой-то момент пришло осознание.</text:p>
      <text:p text:style-name="P71"/>
      <text:p text:style-name="P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6"/>
      <text:p text:style-name="P21"><text:bookmark-start text:name="__DdeLink__26733_469402664"/>В абсолютном, всепоглощающем сиянии стали проступать очертания.<text:bookmark-end text:name="__DdeLink__26733_469402664"/></text:p>
      <text:p text:style-name="P21"/>
      <text:p text:style-name="P14"><text:soft-page-break/>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4">- Ты всё же пришёл… Мне хватило сил призвать тебя, Проводник… Кха-кха-кха…</text:p>
      <text:p text:style-name="P14">Она выкашляла пару клубов неестественно-яркого розового дыма.</text:p>
      <text:p text:style-name="P14"/>
      <text:p text:style-name="P1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4"/>
      <text:p text:style-name="P1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4"/>
      <text:p text:style-name="P1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4"/>
      <text:p text:style-name="P14">Копыто крылатой единорожихи поехало по плитке пола, но, собравшись с силами, она выпрямилась.</text:p>
      <text:p text:style-name="P14"/>
      <text:p text:style-name="P1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4"/>
      <text:p text:style-name="P1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4">Больно, блин!</text:p>
      <text:p text:style-name="P14"/>
      <text:p text:style-name="P1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4"/>
      <text:p text:style-name="P1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4"><text:soft-page-break/></text:p>
      <text:p text:style-name="P1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4"/>
      <text:p text:style-name="P1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5">- Не знаю. Я не успел понять, - пожал я плечами, - ты слишком рано забрала меня из психушки.</text:p>
      <text:p text:style-name="P14"/>
      <text:p text:style-name="P1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4"/>
      <text:p text:style-name="P1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5"/>
      <text:p text:style-name="P1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4"/>
      <text:p text:style-name="P1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5"/>
      <text:p text:style-name="P14">Слеза скатилась с морды аликорницы и она стёрла её сгибом крыла, размазывая розоватое желе по скуле.</text:p>
      <text:p text:style-name="P14"/>
      <text:p text:style-name="P14">- Помоги мне, Проводник! Ради моих маленьких пони… Будь проклята война и я вместе с ней…</text:p>
      <text:p text:style-name="P14"/>
      <text:p text:style-name="P14"><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14">Склонившаяся над безжизненным телом фигура тает в розовом тумане… </text:p>
      <text:p text:style-name="P15"/>
      <text:p text:style-name="P15"/>
      <text:p text:style-name="P15"/>
      <text:p text:style-name="P15"/>
      <text:p text:style-name="P15"/>
      <text:h text:style-name="P86" text:outline-level="2">Эпилог</text:h>
      <text:p text:style-name="P1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text:soft-page-break/>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5">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text:soft-page-break/>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5">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5">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text:soft-page-break/>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5">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5">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text:soft-page-break/>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5">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5"/>
      <text:p text:style-name="P24">009 Sound System - Speak to Angels (<text:a xlink:type="simple" xlink:href="https://www.youtube.com/watch?v=6rAkn9OZT0k" text:style-name="Internet_20_link" text:visited-style-name="Visited_20_Internet_20_Link">https://www.youtube.com/watch?v=6rAkn9OZT0k</text:a>)</text:p>
      <text:p text:style-name="P24">Pink Floyd “Keep Talking” <text:a xlink:type="simple" xlink:href="https://www.youtube.com/watch?v=CVhYW6e3qc8" text:style-name="Internet_20_link" text:visited-style-name="Visited_20_Internet_20_Link">https://www.youtube.com/watch?v=CVhYW6e3qc8</text:a></text:p>
      <text:p text:style-name="P24"/>
      <text:p text:style-name="P24">Daft Punk - Veridis Quo</text:p>
      <text:p text:style-name="P24">https://www.youtube.com/watch?v=HhZaHf8RP6g</text:p>
      <text:p text:style-name="P24"><text:a xlink:type="simple" xlink:href="https://www.youtube.com/watch?v=ySLc8gZ3oEc" text:style-name="Internet_20_link" text:visited-style-name="Visited_20_Internet_20_Link">https://www.youtube.com/watch?v=ySLc8gZ3oEc</text:a></text:p>
      <text:p text:style-name="P24"/>
      <text:p text:style-name="P24">Eye Of The Tiger</text:p>
      <text:p text:style-name="P24"/>
      <text:p text:style-name="P24">Alphaville – Forever Young</text:p>
      <text:p text:style-name="P24">The Doors “Light My Fire”</text:p>
      <text:p text:style-name="P24"><text:soft-page-break/>Pink Floyd “Another Brick In The Wall”</text:p>
      <text:p text:style-name="P24">Dire Straits “Money For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09-28T20:01:10.846292977</dc:date>
    <meta:editing-duration>P112DT1M11S</meta:editing-duration>
    <meta:editing-cycles>1453</meta:editing-cycles>
    <meta:generator>LibreOffice/5.1.6.2$Linux_X86_64 LibreOffice_project/10m0$Build-2</meta:generator>
    <meta:document-statistic meta:table-count="0" meta:image-count="0" meta:object-count="0" meta:page-count="78" meta:paragraph-count="1118" meta:word-count="23156" meta:character-count="148673" meta:non-whitespace-character-count="126266"/>
  </office:meta>
</office:document-meta>
</file>